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Couriar new" svg:font-family="'Couriar new'" style:font-family-generic="system"/>
    <style:font-face style:name="Lohit Devanagari" svg:font-family="'Lohit Devanagari'" style:font-family-generic="system"/>
    <style:font-face style:name="Consolas" svg:font-family="Consolas"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onsolas1"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_Timer" svg:font-family="a_Time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Noto Sans CJK SC" svg:font-family="'Noto Sans CJK SC'" style:font-family-generic="system" style:font-pitch="variable"/>
  </office:font-face-decls>
  <office:automatic-styles>
    <style:style style:name="Таблица1" style:family="table">
      <style:table-properties style:width="6.6931in" style:rel-width="100%" fo:margin-left="-0.075in" table:align="left"/>
    </style:style>
    <style:style style:name="Таблица1.A" style:family="table-column">
      <style:table-column-properties style:column-width="2.9528in" style:rel-column-width="4252*"/>
    </style:style>
    <style:style style:name="Таблица1.B" style:family="table-column">
      <style:table-column-properties style:column-width="1.7722in" style:rel-column-width="2552*"/>
    </style:style>
    <style:style style:name="Таблица1.C" style:family="table-column">
      <style:table-column-properties style:column-width="1.9681in" style:rel-column-width="2834*"/>
    </style:style>
    <style:style style:name="Таблица1.1" style:family="table-row">
      <style:table-row-properties style:min-row-height="0.4264in" style:use-optimal-row-height="false"/>
    </style:style>
    <style:style style:name="Таблица1.A1" style:family="table-cell">
      <style:table-cell-properties style:vertical-align="bottom" fo:padding-left="0.075in" fo:padding-right="0.075in" fo:padding-top="0in" fo:padding-bottom="0in" fo:border="none" style:writing-mode="lr-tb"/>
    </style:style>
    <style:style style:name="Таблица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Таблица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P1" style:family="paragraph" style:parent-style-name="Header">
      <style:paragraph-properties fo:margin-left="0in" fo:margin-right="-0.0008in" fo:text-align="end" style:justify-single-word="false" fo:text-indent="0in" style:auto-text-indent="false"/>
    </style:style>
    <style:style style:name="P2" style:family="paragraph" style:parent-style-name="Footer">
      <style:paragraph-properties fo:text-align="center" style:justify-single-word="false">
        <style:tab-stops>
          <style:tab-stop style:position="6.6937in" style:type="right"/>
        </style:tab-stops>
      </style:paragraph-properties>
    </style:style>
    <style:style style:name="P3"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4" style:family="paragraph" style:parent-style-name="Standard">
      <style:text-properties fo:font-size="14pt" style:font-size-asian="14pt" style:font-size-complex="14pt"/>
    </style:style>
    <style:style style:name="P5" style:family="paragraph" style:parent-style-name="Standard">
      <style:paragraph-properties fo:line-height="150%"/>
      <style:text-properties fo:font-size="14pt" style:font-size-asian="14pt" style:font-size-complex="14pt"/>
    </style:style>
    <style:style style:name="P6" style:family="paragraph" style:parent-style-name="Standard">
      <style:paragraph-properties fo:line-height="150%" fo:text-align="center" style:justify-single-word="false"/>
      <style:text-properties fo:font-size="14pt" style:font-size-asian="14pt" style:font-size-complex="14pt"/>
    </style:style>
    <style:style style:name="P7" style:family="paragraph" style:parent-style-name="Standard">
      <style:paragraph-properties fo:line-height="150%" fo:text-align="center" style:justify-single-word="false" style:snap-to-layout-grid="false"/>
      <style:text-properties fo:font-size="14pt" style:font-size-asian="14pt" style:font-size-complex="14pt"/>
    </style:style>
    <style:style style:name="P8" style:family="paragraph" style:parent-style-name="Standard">
      <style:paragraph-properties fo:line-height="150%" style:snap-to-layout-grid="false"/>
      <style:text-properties fo:font-size="14pt" style:font-size-asian="14pt" style:font-size-complex="14pt"/>
    </style:style>
    <style:style style:name="P9" style:family="paragraph" style:parent-style-name="Standard">
      <style:paragraph-properties fo:line-height="150%"/>
      <style:text-properties fo:font-size="14pt" officeooo:paragraph-rsid="0012479e" style:font-size-asian="14pt" style:font-size-complex="14pt"/>
    </style:style>
    <style:style style:name="P10"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11" style:family="paragraph" style:parent-style-name="Standard">
      <style:text-properties fo:font-size="14pt" officeooo:rsid="0010491f" officeooo:paragraph-rsid="0010491f" style:font-size-asian="14pt" style:font-size-complex="14pt"/>
    </style:style>
    <style:style style:name="P12" style:family="paragraph" style:parent-style-name="Standard">
      <style:text-properties fo:font-size="14pt" style:font-size-asian="14pt" style:language-asian="ru" style:country-asian="RU" style:font-size-complex="14pt"/>
    </style:style>
    <style:style style:name="P13"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14" style:family="paragraph" style:parent-style-name="Standard">
      <style:text-properties fo:font-size="14pt" fo:font-weight="bold" style:font-size-asian="14pt" style:language-asian="ru" style:country-asian="RU" style:font-weight-asian="bold" style:font-size-complex="14pt"/>
    </style:style>
    <style:style style:name="P15" style:family="paragraph" style:parent-style-name="Standard">
      <style:paragraph-properties fo:line-height="150%"/>
    </style:style>
    <style:style style:name="P16" style:family="paragraph" style:parent-style-name="Standard">
      <style:paragraph-properties fo:line-height="150%" fo:text-align="center" style:justify-single-word="false"/>
    </style:style>
    <style:style style:name="P17" style:family="paragraph" style:parent-style-name="Standard">
      <style:text-properties officeooo:paragraph-rsid="0010491f"/>
    </style:style>
    <style:style style:name="P18" style:family="paragraph" style:parent-style-name="Standard">
      <style:paragraph-properties fo:margin-left="0in" fo:margin-right="0in" fo:line-height="150%" fo:text-align="center" style:justify-single-word="false" fo:text-indent="0.4925in" style:auto-text-indent="false"/>
      <style:text-properties fo:font-size="14pt" fo:font-weight="bold" style:font-size-asian="14pt" style:font-weight-asian="bold" style:font-size-complex="14pt"/>
    </style:style>
    <style:style style:name="P19" style:family="paragraph" style:parent-style-name="Standard">
      <style:paragraph-properties fo:margin-left="0in" fo:margin-right="0in" fo:line-height="150%" fo:text-align="justify" style:justify-single-word="false" fo:text-indent="0.4925in" style:auto-text-indent="false"/>
      <style:text-properties fo:font-size="14pt" fo:font-weight="bold" style:font-size-asian="14pt" style:font-weight-asian="bold" style:font-size-complex="14pt"/>
    </style:style>
    <style:style style:name="P20" style:family="paragraph" style:parent-style-name="Standard">
      <style:paragraph-properties fo:margin-left="0in" fo:margin-right="0in" fo:line-height="150%" fo:text-align="justify" style:justify-single-word="false" fo:text-indent="0.4925in" style:auto-text-indent="false"/>
      <style:text-properties fo:font-size="14pt" style:font-size-asian="14pt" style:font-size-complex="14pt"/>
    </style:style>
    <style:style style:name="P21" style:family="paragraph" style:parent-style-name="Standard">
      <style:paragraph-properties fo:margin-left="0in" fo:margin-right="0in" fo:line-height="150%" fo:text-align="justify" style:justify-single-word="false" fo:text-indent="0.4925in" style:auto-text-indent="false"/>
      <style:text-properties fo:font-size="14pt" officeooo:rsid="00104b4e" officeooo:paragraph-rsid="00104b4e" style:font-size-asian="14pt" style:font-size-complex="14pt"/>
    </style:style>
    <style:style style:name="P22" style:family="paragraph" style:parent-style-name="Standard">
      <style:paragraph-properties fo:margin-left="0in" fo:margin-right="0in" fo:line-height="150%" fo:text-align="justify" style:justify-single-word="false" fo:text-indent="0.4925in" style:auto-text-indent="false"/>
      <style:text-properties fo:font-size="14pt" officeooo:rsid="0012479e" officeooo:paragraph-rsid="0012479e" style:font-size-asian="14pt" style:font-size-complex="14pt"/>
    </style:style>
    <style:style style:name="P23" style:family="paragraph" style:parent-style-name="Standard">
      <style:paragraph-properties fo:margin-left="0in" fo:margin-right="0in" fo:line-height="150%" fo:text-align="justify" style:justify-single-word="false" fo:text-indent="0.4925in" style:auto-text-indent="false"/>
    </style:style>
    <style:style style:name="P24" style:family="paragraph" style:parent-style-name="Standard">
      <style:paragraph-properties fo:margin-left="0in" fo:margin-right="0in" fo:line-height="150%" fo:text-align="justify" style:justify-single-word="false" fo:text-indent="0.4925in" style:auto-text-indent="false"/>
      <style:text-properties officeooo:paragraph-rsid="000f24bf"/>
    </style:style>
    <style:style style:name="P25" style:family="paragraph" style:parent-style-name="Standard">
      <style:paragraph-properties fo:margin-left="0in" fo:margin-right="0in" fo:line-height="115%" fo:text-align="justify" style:justify-single-word="false" fo:text-indent="0.4925in" style:auto-text-indent="false"/>
      <style:text-properties style:font-name="Couriar new" fo:font-size="14pt" fo:font-weight="bold" officeooo:paragraph-rsid="001762f5" style:font-size-asian="14pt" style:font-weight-asian="bold" style:font-size-complex="14pt" style:font-weight-complex="bold"/>
    </style:style>
    <style:style style:name="P26" style:family="paragraph" style:parent-style-name="Standard">
      <style:paragraph-properties fo:margin-left="0in" fo:margin-right="0in" fo:line-height="115%" fo:text-align="justify" style:justify-single-word="false" fo:text-indent="0.4925in" style:auto-text-indent="false"/>
      <style:text-properties style:font-name="Couriar new" fo:font-size="14pt" fo:font-weight="bold" officeooo:paragraph-rsid="00180690" style:font-size-asian="14pt" style:font-weight-asian="bold" style:font-size-complex="14pt" style:font-weight-complex="bold"/>
    </style:style>
    <style:style style:name="P27" style:family="paragraph" style:parent-style-name="Standard">
      <style:paragraph-properties fo:margin-left="0in" fo:margin-right="0in" fo:line-height="115%" fo:text-align="justify" style:justify-single-word="false" fo:text-indent="0.4925in" style:auto-text-indent="false"/>
      <style:text-properties style:font-name="Couriar new" fo:font-size="14pt" fo:font-weight="bold" officeooo:rsid="00180690" officeooo:paragraph-rsid="00180690" style:font-size-asian="14pt" style:font-weight-asian="bold" style:font-size-complex="14pt" style:font-weight-complex="bold"/>
    </style:style>
    <style:style style:name="P28" style:family="paragraph" style:parent-style-name="Standard">
      <style:paragraph-properties fo:margin-left="0in" fo:margin-right="0in" fo:line-height="115%" fo:text-align="justify" style:justify-single-word="false" fo:text-indent="0.4925in" style:auto-text-indent="false"/>
      <style:text-properties style:font-name="Courier new"/>
    </style:style>
    <style:style style:name="P29" style:family="paragraph" style:parent-style-name="Standard">
      <style:paragraph-properties fo:margin-left="0in" fo:margin-right="0in" fo:line-height="115%" fo:text-align="justify" style:justify-single-word="false" fo:text-indent="0.4925in" style:auto-text-indent="false"/>
      <style:text-properties style:font-name="Courier new" officeooo:paragraph-rsid="001762f5"/>
    </style:style>
    <style:style style:name="P30" style:family="paragraph" style:parent-style-name="Standard">
      <style:paragraph-properties fo:margin-left="0in" fo:margin-right="0in" fo:line-height="115%" fo:text-align="justify" style:justify-single-word="false" fo:text-indent="0.4925in" style:auto-text-indent="false"/>
      <style:text-properties style:font-name="Courier new" fo:font-size="14pt" fo:font-weight="bold" officeooo:paragraph-rsid="001762f5" style:font-size-asian="14pt" style:font-weight-asian="bold" style:font-size-complex="14pt"/>
    </style:style>
    <style:style style:name="P31" style:family="paragraph" style:parent-style-name="Standard">
      <style:paragraph-properties fo:margin-left="0in" fo:margin-right="0in" fo:line-height="115%" fo:text-align="justify" style:justify-single-word="false" fo:text-indent="0.4925in" style:auto-text-indent="false"/>
      <style:text-properties style:font-name="Courier new" officeooo:rsid="00180690" officeooo:paragraph-rsid="00180690"/>
    </style:style>
    <style:style style:name="P32" style:family="paragraph" style:parent-style-name="Standard">
      <style:paragraph-properties fo:margin-left="0in" fo:margin-right="0in" fo:line-height="150%" fo:text-align="justify" style:justify-single-word="false" fo:text-indent="0.4925in" style:auto-text-indent="false" fo:break-before="page"/>
      <style:text-properties fo:font-size="14pt" fo:font-weight="bold" style:font-size-asian="14pt" style:font-weight-asian="bold" style:font-size-complex="14pt"/>
    </style:style>
    <style:style style:name="P33" style:family="paragraph" style:parent-style-name="Times14_5f_РИО2">
      <style:paragraph-properties fo:margin-left="0in" fo:margin-right="0in" fo:line-height="150%" fo:text-align="center" style:justify-single-word="false" fo:text-indent="0in" style:auto-text-indent="false"/>
    </style:style>
    <style:style style:name="P34" style:family="paragraph" style:parent-style-name="Times14_5f_РИО2">
      <style:paragraph-properties fo:margin-left="0in" fo:margin-right="0in" fo:line-height="150%" fo:text-indent="0in" style:auto-text-indent="false" fo:break-before="page"/>
    </style:style>
    <style:style style:name="P35" style:family="paragraph" style:parent-style-name="Standard">
      <style:paragraph-properties fo:margin-left="0in" fo:margin-right="0in" fo:line-height="150%" fo:text-indent="0.5in" style:auto-text-indent="false"/>
      <style:text-properties fo:font-size="14pt" style:font-size-asian="14pt" style:font-size-complex="14pt"/>
    </style:style>
    <style:style style:name="P36" style:family="paragraph" style:parent-style-name="Preformatted_20_Text">
      <style:text-properties fo:language="en" fo:country="US"/>
    </style:style>
    <style:style style:name="P37" style:family="paragraph" style:parent-style-name="Preformatted_20_Text">
      <style:paragraph-properties fo:line-height="150%"/>
      <style:text-properties style:font-name="Consolas" fo:language="en" fo:country="US" officeooo:paragraph-rsid="00136fb9" style:font-name-complex="Consolas"/>
    </style:style>
    <style:style style:name="P38" style:family="paragraph" style:parent-style-name="Preformatted_20_Text">
      <style:text-properties style:font-name="Consolas1" fo:language="en" fo:country="US" officeooo:paragraph-rsid="0012479e"/>
    </style:style>
    <style:style style:name="P39" style:family="paragraph" style:parent-style-name="Preformatted_20_Text">
      <style:text-properties officeooo:paragraph-rsid="00136fb9"/>
    </style:style>
    <style:style style:name="P40" style:family="paragraph" style:parent-style-name="Preformatted_20_Text">
      <style:text-properties officeooo:paragraph-rsid="0014b6ca"/>
    </style:style>
    <style:style style:name="P41" style:family="paragraph" style:parent-style-name="Standard">
      <style:paragraph-properties fo:margin-top="0.0398in" fo:margin-bottom="0.0398in" loext:contextual-spacing="false"/>
    </style:style>
    <style:style style:name="P42" style:family="paragraph" style:parent-style-name="Standard">
      <style:paragraph-properties fo:margin-left="0in" fo:margin-right="0in" fo:line-height="150%" fo:text-indent="0.2043in" style:auto-text-indent="false"/>
      <style:text-properties fo:font-size="14pt" style:font-size-asian="14pt" style:font-size-complex="14pt"/>
    </style:style>
    <style:style style:name="P43" style:family="paragraph" style:parent-style-name="Text_20_body">
      <style:paragraph-properties fo:margin-top="0in" fo:margin-bottom="0.1965in" loext:contextual-spacing="false"/>
    </style:style>
    <style:style style:name="P44" style:family="paragraph" style:parent-style-name="Preformatted_20_Text">
      <style:paragraph-properties fo:margin-top="0in" fo:margin-bottom="0.1965in" loext:contextual-spacing="false"/>
    </style:style>
    <style:style style:name="P45" style:family="paragraph" style:parent-style-name="Standard" style:master-page-name="MP0">
      <style:paragraph-properties fo:line-height="150%" fo:text-align="center" style:justify-single-word="false" style:page-number="auto" fo:break-before="page"/>
      <style:text-properties fo:text-transform="uppercase" fo:font-size="14pt" fo:font-weight="bold" style:font-size-asian="14pt" style:font-weight-asian="bold" style:font-size-complex="14pt"/>
    </style:style>
    <style:style style:name="P46" style:family="paragraph" style:parent-style-name="Standard">
      <style:paragraph-properties fo:line-height="150%"/>
      <style:text-properties fo:font-size="14pt" officeooo:rsid="0012479e" officeooo:paragraph-rsid="00136fb9" style:font-size-asian="14pt" style:font-size-complex="14pt"/>
    </style:style>
    <style:style style:name="P47" style:family="paragraph" style:parent-style-name="Standard">
      <style:text-properties fo:font-size="14pt" fo:language="en" fo:country="US" officeooo:rsid="00136fb9" style:font-size-asian="14pt" style:font-size-complex="14pt"/>
    </style:style>
    <style:style style:name="P48" style:family="paragraph" style:parent-style-name="Standard">
      <style:paragraph-properties fo:margin-left="0in" fo:margin-right="0in" fo:line-height="150%" fo:text-indent="0.2043in" style:auto-text-indent="false"/>
      <style:text-properties fo:font-size="14pt" officeooo:paragraph-rsid="0019ce55" style:font-size-asian="14pt" style:font-size-complex="14pt"/>
    </style:style>
    <style:style style:name="P49" style:family="paragraph" style:parent-style-name="Standard">
      <style:paragraph-properties fo:margin-left="0in" fo:margin-right="0in" fo:line-height="150%" fo:text-align="justify" style:justify-single-word="false" fo:text-indent="0.4925in" style:auto-text-indent="false"/>
      <style:text-properties fo:font-size="14pt" officeooo:rsid="00104b4e" officeooo:paragraph-rsid="001a5c6a" style:font-size-asian="14pt" style:font-size-complex="14pt"/>
    </style:style>
    <style:style style:name="P50" style:family="paragraph" style:parent-style-name="Standard">
      <style:paragraph-properties fo:margin-left="0in" fo:margin-right="0in" fo:line-height="150%" fo:text-align="justify" style:justify-single-word="false" fo:text-indent="0.4925in" style:auto-text-indent="false"/>
      <style:text-properties fo:font-size="14pt" officeooo:rsid="001a5c6a" officeooo:paragraph-rsid="001a5c6a" style:font-size-asian="14pt" style:font-size-complex="14pt"/>
    </style:style>
    <style:style style:name="P51" style:family="paragraph" style:parent-style-name="Standard">
      <style:paragraph-properties fo:margin-left="0in" fo:margin-right="0in" fo:line-height="150%" fo:text-align="justify" style:justify-single-word="false" fo:text-indent="0.4925in" style:auto-text-indent="false"/>
      <style:text-properties fo:font-size="14pt" fo:font-weight="bold" style:font-size-asian="14pt" style:font-weight-asian="bold" style:font-size-complex="14pt"/>
    </style:style>
    <style:style style:name="P52" style:family="paragraph" style:parent-style-name="Standard">
      <style:paragraph-properties fo:margin-left="0in" fo:margin-right="0in" fo:line-height="115%" fo:text-align="justify" style:justify-single-word="false" fo:text-indent="0.4925in" style:auto-text-indent="false"/>
      <style:text-properties style:font-name="Couriar new" fo:font-size="14pt" fo:font-weight="bold" style:font-size-asian="14pt" style:font-weight-asian="bold" style:font-size-complex="14pt" style:font-weight-complex="bold"/>
    </style:style>
    <style:style style:name="P53" style:family="paragraph" style:parent-style-name="Standard">
      <style:paragraph-properties fo:margin-left="0in" fo:margin-right="0in" fo:line-height="115%" fo:text-align="justify" style:justify-single-word="false" fo:text-indent="0.4925in" style:auto-text-indent="false"/>
      <style:text-properties style:font-name="Couriar new" fo:font-size="14pt" fo:font-weight="bold" officeooo:paragraph-rsid="001cd864" style:font-size-asian="14pt" style:font-weight-asian="bold" style:font-size-complex="14pt" style:font-weight-complex="bold"/>
    </style:style>
    <style:style style:name="P54" style:family="paragraph" style:parent-style-name="Standard">
      <style:paragraph-properties fo:margin-left="0in" fo:margin-right="0in" fo:line-height="115%" fo:text-align="justify" style:justify-single-word="false" fo:text-indent="0.4925in" style:auto-text-indent="false"/>
      <style:text-properties style:font-name="Couriar new" fo:font-size="14pt" fo:font-weight="bold" officeooo:rsid="00180690" officeooo:paragraph-rsid="001ec3b6" style:font-size-asian="14pt" style:font-weight-asian="bold" style:font-size-complex="14pt" style:font-weight-complex="bold"/>
    </style:style>
    <style:style style:name="P55" style:family="paragraph" style:parent-style-name="Standard">
      <style:paragraph-properties fo:margin-left="0in" fo:margin-right="0in" fo:line-height="115%" fo:text-align="justify" style:justify-single-word="false" fo:text-indent="0.4925in" style:auto-text-indent="false"/>
      <style:text-properties style:font-name="Courier new"/>
    </style:style>
    <style:style style:name="P56" style:family="paragraph" style:parent-style-name="Standard">
      <style:paragraph-properties fo:margin-left="0in" fo:margin-right="0in" fo:line-height="115%" fo:text-align="justify" style:justify-single-word="false" fo:text-indent="0.4925in" style:auto-text-indent="false"/>
      <style:text-properties style:font-name="Courier new" officeooo:paragraph-rsid="001762f5"/>
    </style:style>
    <style:style style:name="P57" style:family="paragraph" style:parent-style-name="Standard">
      <style:paragraph-properties fo:margin-left="0in" fo:margin-right="0in" fo:line-height="115%" fo:text-align="justify" style:justify-single-word="false" fo:text-indent="0.4925in" style:auto-text-indent="false"/>
      <style:text-properties style:font-name="Courier new" officeooo:rsid="00180690" officeooo:paragraph-rsid="00180690"/>
    </style:style>
    <style:style style:name="P58" style:family="paragraph" style:parent-style-name="Standard">
      <style:paragraph-properties fo:margin-left="0in" fo:margin-right="0in" fo:line-height="115%" fo:text-align="justify" style:justify-single-word="false" fo:text-indent="0.4925in" style:auto-text-indent="false"/>
      <style:text-properties style:font-name="Courier new" officeooo:rsid="001ec3b6" officeooo:paragraph-rsid="001ec3b6"/>
    </style:style>
    <style:style style:name="P59" style:family="paragraph" style:parent-style-name="Standard">
      <style:paragraph-properties fo:margin-left="0in" fo:margin-right="0in" fo:line-height="150%" fo:text-align="justify" style:justify-single-word="false" fo:text-indent="0in" style:auto-text-indent="false"/>
      <style:text-properties fo:font-size="14pt" fo:font-weight="bold" officeooo:rsid="001b54b2" officeooo:paragraph-rsid="001b54b2" style:font-size-asian="14pt" style:font-weight-asian="bold" style:font-size-complex="14pt"/>
    </style:style>
    <style:style style:name="P60" style:family="paragraph" style:parent-style-name="Standard">
      <style:paragraph-properties fo:margin-left="0in" fo:margin-right="0in" fo:line-height="115%" fo:text-align="justify" style:justify-single-word="false" fo:text-indent="0in" style:auto-text-indent="false"/>
      <style:text-properties style:font-name="Courier new" officeooo:paragraph-rsid="001762f5"/>
    </style:style>
    <style:style style:name="P61" style:family="paragraph" style:parent-style-name="Standard">
      <style:paragraph-properties fo:margin-left="0in" fo:margin-right="0in" fo:line-height="150%" fo:text-align="justify" style:justify-single-word="false" fo:text-indent="0in" style:auto-text-indent="false"/>
      <style:text-properties style:font-name="Times New Roman1" fo:font-size="14pt" fo:font-weight="bold" officeooo:rsid="001b54b2" officeooo:paragraph-rsid="001b54b2" style:font-size-asian="14pt" style:font-weight-asian="bold" style:font-size-complex="14pt" style:font-weight-complex="bold"/>
    </style:style>
    <style:style style:name="T1" style:family="text">
      <style:text-properties fo:text-transform="uppercase" style:font-size-complex="14pt"/>
    </style:style>
    <style:style style:name="T2" style:family="text">
      <style:text-properties fo:text-transform="uppercase" style:font-size-complex="14pt"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style:font-size-asian="14pt" style:font-size-complex="14pt"/>
    </style:style>
    <style:style style:name="T5" style:family="text">
      <style:text-properties fo:font-size="14pt" officeooo:rsid="000f24bf" style:font-size-asian="14pt" style:font-size-complex="14pt"/>
    </style:style>
    <style:style style:name="T6" style:family="text">
      <style:text-properties fo:font-size="14pt" officeooo:rsid="0012479e" style:font-size-asian="14pt" style:font-size-complex="14pt"/>
    </style:style>
    <style:style style:name="T7" style:family="text">
      <style:text-properties fo:font-size="14pt" style:font-size-asian="14pt" style:language-asian="ru" style:country-asian="RU" style:font-size-complex="14pt"/>
    </style:style>
    <style:style style:name="T8" style:family="text">
      <style:text-properties fo:font-size="14pt" fo:language="smj" fo:country="NO" style:font-size-asian="14pt" style:font-size-complex="14pt"/>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style:font-name="Consolas" fo:language="en" fo:country="US" style:font-name-complex="Consolas"/>
    </style:style>
    <style:style style:name="T12" style:family="text">
      <style:text-properties style:font-name="Consolas" fo:font-size="10pt" fo:letter-spacing="normal" fo:language="en" fo:country="US" fo:font-weight="normal" style:font-size-asian="10pt" style:font-weight-asian="normal" style:font-name-complex="Consolas" style:font-size-complex="10pt" style:font-weight-complex="normal"/>
    </style:style>
    <style:style style:name="T13" style:family="text">
      <style:text-properties style:font-name="Times New Roman" fo:language="en" fo:country="US"/>
    </style:style>
    <style:style style:name="T14" style:family="text">
      <style:text-properties style:font-name="Times New Roman" fo:font-size="14pt" fo:language="en" fo:country="US" style:font-size-asian="14pt" style:font-size-complex="14pt"/>
    </style:style>
    <style:style style:name="T15" style:family="text">
      <style:text-properties style:font-name="Times New Roman" fo:font-size="14pt" fo:language="en" fo:country="US" officeooo:rsid="00136fb9" style:font-size-asian="14pt" style:font-size-complex="14pt"/>
    </style:style>
    <style:style style:name="T16" style:family="text">
      <style:text-properties officeooo:rsid="000f24bf"/>
    </style:style>
    <style:style style:name="T17" style:family="text">
      <style:text-properties officeooo:rsid="0012479e"/>
    </style:style>
    <style:style style:name="T18" style:family="text">
      <style:text-properties officeooo:rsid="00136fb9"/>
    </style:style>
    <style:style style:name="T19" style:family="text">
      <style:text-properties officeooo:rsid="0014b6ca"/>
    </style:style>
    <style:style style:name="T20" style:family="text">
      <style:text-properties officeooo:rsid="001762f5"/>
    </style:style>
    <style:style style:name="T21" style:family="text">
      <style:text-properties officeooo:rsid="00180690"/>
    </style:style>
    <style:style style:name="T22" style:family="text">
      <style:text-properties officeooo:rsid="0019ce55"/>
    </style:style>
    <style:style style:name="T23" style:family="text">
      <style:text-properties officeooo:rsid="001a5c6a"/>
    </style:style>
    <style:style style:name="T24" style:family="text">
      <style:text-properties officeooo:rsid="001ec3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МИНОБРНАУКИ РОССИИ</text:p>
      <text:p text:style-name="P3">Санкт-Петербургский государственный</text:p>
      <text:p text:style-name="P3">электротехнический университет</text:p>
      <text:p text:style-name="P3">«ЛЭТИ» им. В.И. Ульянова (Ленина)</text:p>
      <text:p text:style-name="P18">Кафедра МО ЭВМ</text:p>
      <text:p text:style-name="P3"/>
      <text:p text:style-name="P3"/>
      <text:p text:style-name="P3"/>
      <text:p text:style-name="P3"/>
      <text:p text:style-name="P6"/>
      <text:p text:style-name="P6"/>
      <text:p text:style-name="P6"/>
      <text:p text:style-name="P33"><text:span text:style-name="Название_20_книги"><text:span text:style-name="T1">отчет</text:span></text:span></text:p>
      <text:p text:style-name="P13">по лабораторной работе №<text:span text:style-name="T16">5</text:span></text:p>
      <text:p text:style-name="P16"><text:span text:style-name="Основной_20_шрифт_20_абзаца"><text:span text:style-name="T3">по дисциплине «</text:span></text:span><text:span text:style-name="Основной_20_шрифт_20_абзаца"><text:span text:style-name="T10">ПОСТРОЕНИЕ и АНАЛИЗ АЛГОРИТМОВ</text:span></text:span><text:span text:style-name="Основной_20_шрифт_20_абзаца"><text:span text:style-name="T3">»</text:span></text:span></text:p>
      <text:p text:style-name="P16"><text:span text:style-name="Название_20_книги"><text:span text:style-name="T4">Тема: </text:span></text:span><text:span text:style-name="Название_20_книги"><text:span text:style-name="T7">Алгоритм Ахо-Корасик</text:span></text:span></text:p>
      <text:p text:style-name="P6"/>
      <text:p text:style-name="P6"/>
      <text:p text:style-name="P6"/>
      <text:p text:style-name="P6"/>
      <text:p text:style-name="P6"/>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5">Студент гр. 8383</text:p>
          </table:table-cell>
          <table:table-cell table:style-name="Таблица1.B1" office:value-type="string">
            <text:p text:style-name="P8"/>
          </table:table-cell>
          <table:table-cell table:style-name="Таблица1.A1" office:value-type="string">
            <text:p text:style-name="P6">Ларин А.</text:p>
          </table:table-cell>
        </table:table-row>
        <table:table-row table:style-name="Таблица1.1">
          <table:table-cell table:style-name="Таблица1.A1" office:value-type="string">
            <text:p text:style-name="P5">Преподаватель</text:p>
          </table:table-cell>
          <table:table-cell table:style-name="Таблица1.B2" office:value-type="string">
            <text:p text:style-name="P8"/>
          </table:table-cell>
          <table:table-cell table:style-name="Таблица1.A1" office:value-type="string">
            <text:p text:style-name="P7">Фирсов М.А.</text:p>
          </table:table-cell>
        </table:table-row>
      </table:table>
      <text:p text:style-name="P10"/>
      <text:p text:style-name="P10"/>
      <text:p text:style-name="P10"/>
      <text:p text:style-name="P10"/>
      <text:p text:style-name="P10"/>
      <text:p text:style-name="P10">Санкт-Петербург</text:p>
      <text:p text:style-name="P10">2020</text:p>
      <text:p text:style-name="P32">Цель работы.</text:p>
      <text:p text:style-name="P24"><text:span text:style-name="Основной_20_шрифт_20_абзаца"><text:span text:style-name="T4">Изучить принцип работы </text:span></text:span><text:span text:style-name="Основной_20_шрифт_20_абзаца"><text:span text:style-name="T5">а</text:span></text:span><text:span text:style-name="Основной_20_шрифт_20_абзаца"><text:span text:style-name="T4">лгоритм</text:span></text:span><text:span text:style-name="Основной_20_шрифт_20_абзаца"><text:span text:style-name="T5">а</text:span></text:span><text:span text:style-name="Основной_20_шрифт_20_абзаца"><text:span text:style-name="T4"> Ахо-Корасик для нахождения подстрок </text:span></text:span><text:span text:style-name="Основной_20_шрифт_20_абзаца"><text:span text:style-name="T5">в</text:span></text:span><text:span text:style-name="Основной_20_шрифт_20_абзаца"><text:span text:style-name="T4"> </text:span></text:span><text:span text:style-name="Основной_20_шрифт_20_абзаца"><text:span text:style-name="T5">с</text:span></text:span><text:span text:style-name="Основной_20_шрифт_20_абзаца"><text:span text:style-name="T4">троке. Решить с его помощью задачи</text:span></text:span></text:p>
      <text:p text:style-name="P19"/>
      <text:p text:style-name="P19">Основные теоретические положения.</text:p>
      <text:p text:style-name="P42">Алгоритм Ахо — Корасик — алгоритм поиска подстроки, разработанный Альфредом Ахо и Маргарет Корасик, реализует поиск множества подстрок из словаря в данной строке. </text:p>
      <text:p text:style-name="P42">Алгоритм строит конечный автомат, которому затем передаёт строку поиска. Автомат получает по очереди все символы строки и переходит по соответствующим рёбрам. Если автомат пришёл в конечное состояние, соответствующая строка словаря присутствует в строке поиска.</text:p>
      <text:p text:style-name="P42">Несколько строк поиска можно объединить в дерево поиска, так называемый бор (префиксное дерево). Бор является конечным автоматом, распознающим одну строку из m — но при условии, что начало строки известно.</text:p>
      <text:p text:style-name="P42">Первая задача в алгоритме — научить автомат «самовосстанавливаться», если подстрока не совпала. При этом перевод автомата в начальное состояние при любой неподходящей букве не подходит, так как это может привести к пропуску подстроки (например, при поиске строки aabab, попадается aabaabab, после считывания пятого символа перевод автомата в исходное состояние приведёт к пропуску подстроки — верно было бы перейти в состояние a, а потом снова обработать пятый символ). Чтобы автомат самовосстанавливался, к нему добавляются суффиксные ссылки (так что детерминированный автомат превращается в недетерминированный). Например, если разобрана строка aaba, то бору предлагаются суффиксы aba, ba, a. Суффиксная ссылка — это ссылка на узел, соответствующий самому длинному суффиксу, который не заводит бор в тупик.</text:p>
      <text:p text:style-name="P42">Для корневого узла суффиксная ссылка — петля. Для остальных правило таково: если последний распознанный символ — c, то осуществляется обход по суффиксной ссылке родителя, если оттуда есть дуга, нагруженная символом c <text:s/><text:soft-page-break/>суффиксная ссылка направляется в тот узел, куда эта дуга ведёт. Иначе — алгоритм проходит по суффиксной ссылке ещё и ещё раз, пока либо не пройдёт по корневой ссылке-петле, либо не найдёт дугу, нагруженную символом c. </text:p>
      <text:p text:style-name="P42">Этот автомат недетерминированный. Преобразование недетерминированного конечного автомата в детерминированный в общем случае приводит к значительному увеличению количества вершин. Но этот автомат можно превратить в детерминированный, не создавая новых вершин: если для вершины v некуда идти по символу c, проходимся по суффиксной ссылке ещё и ещё раз — пока либо не попадём в корень, либо будет куда идти по символу c. </text:p>
      <text:p text:style-name="P48">Детерминизация увеличивает количество конечных вершин: если суффиксные ссылки из вершины v ведут в конечную u, сама v тоже объявляется конечной. Для этого создаются так называемые конечные ссылки</text:p>
      <text:p text:style-name="P48"><text:span text:style-name="T22">Конечные ссылки - это суффиксные ссылки, ведущие на ближайшие конечные вершины, т. е. вершины, путь от корня до которых соответсвует переходу по символам паттерна.</text:span> <text:span text:style-name="T22">О</text:span>бход по конечным ссылкам даёт все совпавшие строки.</text:p>
      <text:p text:style-name="P35"/>
      <text:p text:style-name="P19">Задание</text:p>
      <text:p text:style-name="P4">Разработайте программу,  решающую задачу точного поиска набора образцов.<text:line-break/><text:line-break/><text:span text:style-name="T9">Вход:</text:span><text:line-break/>Первая строка содержит текст (T,1≤∣T∣≤100000 ).<text:line-break/>Вторая - число n (1≤n≤3000), каждая следующая из n строк содержит шаблон из набора P={p1​,…,pn​}1≤∣pi​∣≤75 <text:line-break/>Все строки содержат символы из алфавита {A,C,G,T,N} <text:line-break/><text:span text:style-name="T9">Выход:</text:span><text:line-break/>Все вхождения образцов из P в T.<text:line-break/>Каждое вхождение образца в текст представить в виде двух чисел - i  p <text:line-break/>Где i - позиция в тексте (нумерация начинается с 1), с которой начинается вхождение образца с номером p <text:line-break/>(нумерация образцов начинается с 1).<text:line-break/>Строки выхода должны быть отсортированы по возрастанию, сначала номера позиции, затем номера шаблона.<text:line-break/></text:p>
      <text:p text:style-name="P43"><text:span text:style-name="Strong_20_Emphasis">Sample Input:</text:span> </text:p>
      <text:p text:style-name="Preformatted_20_Text">CCCA</text:p>
      <text:p text:style-name="Preformatted_20_Text"><text:soft-page-break/>1</text:p>
      <text:p text:style-name="Preformatted_20_Text">CC</text:p>
      <text:p text:style-name="P44"/>
      <text:p text:style-name="P43"><text:span text:style-name="Strong_20_Emphasis">Sample Output:</text:span> </text:p>
      <text:p text:style-name="Preformatted_20_Text">1 1</text:p>
      <text:p text:style-name="Preformatted_20_Text">2 1</text:p>
      <text:p text:style-name="P44"/>
      <text:p text:style-name="P17">Используя реализацию точного множественного поиска, решите задачу точного поиска для одного образца с <text:span text:style-name="Emphasis">джокером</text:span>.<text:line-break/><text:line-break/>В шаблоне встречается специальный символ, именуемый джокером (wild card), который "совпадает" с любым символом. По заданному содержащему шаблоны образцу P необходимо найти все вхождения Р в текст Т.<text:line-break/><text:line-break/>Например, образец аb??с? с джокером ? встречается дважды в тексте xabvccbababcax.<text:line-break/><text:line-break/>Символ джокер не входит в алфавит, символы которого используются в T. Каждый джокер соответствует одному символу, а не подстроке неопределённой длины. В шаблон входит хотя бы один символ не джокер, т.е. шаблоны вида ??? недопустимы.<text:line-break/>Все строки содержат символы из алфавита {A,C,G,T,N}<text:line-break/><text:line-break/><text:span text:style-name="Strong_20_Emphasis">Вход:</text:span><text:line-break/>Текст (T,1≤∣T∣≤100000 )<text:line-break/>Шаблон (P,1≤∣P∣≤40)<text:line-break/>Символ джокера<text:line-break/><text:span text:style-name="Strong_20_Emphasis">Выход:</text:span><text:line-break/>Строки с номерами позиций вхождений шаблона (каждая строка содержит только один номер).<text:line-break/>Номера должны выводиться в порядке возрастания.</text:p>
      <text:p text:style-name="P43"><text:span text:style-name="Strong_20_Emphasis">Sample Input:</text:span> </text:p>
      <text:p text:style-name="Preformatted_20_Text">ACTANCA</text:p>
      <text:p text:style-name="Preformatted_20_Text">A$$A$</text:p>
      <text:p text:style-name="P44">$</text:p>
      <text:p text:style-name="P43"><text:span text:style-name="Strong_20_Emphasis">Sample Output:</text:span> </text:p>
      <text:p text:style-name="P44">1</text:p>
      <text:p text:style-name="P11"/>
      <text:p text:style-name="P4"/>
      <text:p text:style-name="P14"/>
      <text:p text:style-name="P12">Вариант 5. Вычислить максимальное количество дуг, исходящих из одной вершины в боре; вы́резать из строки поиска все найденные образцы и вывести остаток строки поиска.</text:p>
      <text:p text:style-name="P14"/>
      <text:p text:style-name="P19">Реализация<text:tab/></text:p>
      <text:p text:style-name="P21">Описание алгоритма</text:p>
      <text:p text:style-name="P21"><text:soft-page-break/>Создается бор и инициализируется одной пустой вершиной.</text:p>
      <text:p text:style-name="P21">Далее в <text:s/>него заносятся паттерны, которые в дальнейшем будем искать. Для этого в цикле пробегается каждый паттерн, и по каждому символу либо происходит переход по дуге, если она уже есть, либо создается новая. Вершина, соответсвующая последнему символу паттерна помечается как конечная.</text:p>
      <text:p text:style-name="P49"><text:span text:style-name="T23">Д</text:span>ля просчета очередной <text:span text:style-name="T23">суффиксной </text:span>ссылки происходит переход по суффиксной ссылке родителя и далее по одному из символов из исходной вершины. Сооветствующая вершина инциндентная исходной будет ссылаться на вершину, являющуюся потомком вершины, на которую ведет суффиксная ссылка родителя. Суффиксные ссылки высчитываются по необходимости т. е. Совершается проход по строке для поиска, и при переходе по очередной вершине, в случае если для нее отсутствует соответствующий переход к потомку происходит переход по высчитанной тут же суффиксной ссылке. </text:p>
      <text:p text:style-name="P50">Обработка текста представляет собой последовательные переходы по состояниям автомата по символам текста. При этом переход может происходить по ребру, соответствующему пришедшему символу, если таковое присутствует, либо по суффиксной ссылке, если нужного ребра нет. Переход возможен всегда, так если на вход будут приходить символы, не соответствующие паттернам, то суффиксные ссылки приведут в корень бора, соответствующему постой строке.</text:p>
      <text:p text:style-name="P22">После перехода происходит следование по конечным ссылкам и финальные вершины запоминаются как вхождение паттерна в строку поиска.</text:p>
      <text:p text:style-name="P49">Переходы<text:span text:style-name="T17">(пары — тек.вершина, пришедший символ)</text:span> высчитываются лишь однажды и <text:span text:style-name="T17">к</text:span>ешируются.</text:p>
      <text:p text:style-name="P50">Задача с джокером решается похожим образом, но для каждого символа, при невозможности перейти по дуге соответсвующей входному символу делается попытка перейти по символу джокера. Переход по символу джокера точно так же кешируется.</text:p>
      <text:p text:style-name="P23"><text:span text:style-name="Основной_20_шрифт_20_абзаца"><text:span text:style-name="T4">Сложность по памяти —O(m*</text:span></text:span><text:span text:style-name="Основной_20_шрифт_20_абзаца"><text:span text:style-name="T6">k</text:span></text:span><text:span text:style-name="Основной_20_шрифт_20_абзаца"><text:span text:style-name="T4">), где </text:span></text:span><text:span text:style-name="Основной_20_шрифт_20_абзаца"><text:span text:style-name="T8">m —</text:span></text:span><text:span text:style-name="Основной_20_шрифт_20_абзаца"><text:span text:style-name="T4"> </text:span></text:span><text:span text:style-name="Основной_20_шрифт_20_абзаца"><text:span text:style-name="T6">сумма </text:span></text:span><text:span text:style-name="Основной_20_шрифт_20_абзаца"><text:span text:style-name="T4">длина шаблон</text:span></text:span><text:span text:style-name="Основной_20_шрифт_20_абзаца"><text:span text:style-name="T6">ов, k — длин алфавита</text:span></text:span><text:span text:style-name="Основной_20_шрифт_20_абзаца"><text:span text:style-name="T4">.</text:span></text:span></text:p>
      <text:p text:style-name="P23"><text:soft-page-break/><text:span text:style-name="Основной_20_шрифт_20_абзаца"><text:span text:style-name="T4">Сложность по времени — линейная от суммы длинн шаблона и текста O(m*</text:span></text:span><text:span text:style-name="Основной_20_шрифт_20_абзаца"><text:span text:style-name="T6">k</text:span></text:span><text:span text:style-name="Основной_20_шрифт_20_абзаца"><text:span text:style-name="T4">+</text:span></text:span><text:span text:style-name="Основной_20_шрифт_20_абзаца"><text:span text:style-name="T6">n+l</text:span></text:span><text:span text:style-name="Основной_20_шрифт_20_абзаца"><text:span text:style-name="T4">), где </text:span></text:span><text:span text:style-name="Основной_20_шрифт_20_абзаца"><text:span text:style-name="T6">n</text:span></text:span><text:span text:style-name="Основной_20_шрифт_20_абзаца"><text:span text:style-name="T8"> </text:span></text:span><text:span text:style-name="Основной_20_шрифт_20_абзаца"><text:span text:style-name="T4">- длина </text:span></text:span><text:span text:style-name="Основной_20_шрифт_20_абзаца"><text:span text:style-name="T6">строки поиска</text:span></text:span><text:span text:style-name="Основной_20_шрифт_20_абзаца"><text:span text:style-name="T4">, </text:span></text:span><text:span text:style-name="Основной_20_шрифт_20_абзаца"><text:span text:style-name="T6">l</text:span></text:span><text:span text:style-name="Основной_20_шрифт_20_абзаца"><text:span text:style-name="T8"> – общая длина всех совпадений</text:span></text:span></text:p>
      <text:p text:style-name="P15"><text:span text:style-name="Основной_20_шрифт_20_абзаца"><text:span text:style-name="T4"><text:line-break/><text:tab/></text:span></text:span><text:span text:style-name="Основной_20_шрифт_20_абзаца"><text:span text:style-name="T3">Описание функций и структур данных</text:span></text:span></text:p>
      <text:p text:style-name="P9"><text:tab/><text:span text:style-name="T17">Вершины хранятся в виде структуры Vertex</text:span></text:p>
      <text:p text:style-name="P38">struct Vertex {</text:p>
      <text:p text:style-name="P38"><text:s text:c="4"/>int children[k]; <text:tab/><text:tab/><text:tab/>// <text:span text:style-name="T18">Массив потомков</text:span></text:p>
      <text:p text:style-name="P38"><text:s text:c="4"/>int ix;<text:tab/><text:tab/><text:tab/><text:tab/> <text:tab/><text:tab/><text:tab/>// <text:span text:style-name="T18">Индекс в массиве</text:span></text:p>
      <text:p text:style-name="P38"><text:s text:c="4"/>int suffixIx;<text:tab/><text:tab/><text:tab/><text:tab/><text:tab/>//<text:span text:style-name="T18">Суффикс-ссылка</text:span></text:p>
      <text:p text:style-name="P38"><text:s text:c="4"/>int advanceVertexes[k];//<text:span text:style-name="T18">Кешированные переходы</text:span></text:p>
      <text:p text:style-name="P38"><text:s text:c="4"/>int par;<text:tab/><text:tab/><text:tab/><text:tab/><text:tab/><text:tab/><text:tab/>//<text:span text:style-name="T18">Ссылка на родителя</text:span></text:p>
      <text:p text:style-name="P38"><text:s text:c="4"/>int goodSuffixIx;<text:tab/><text:tab/><text:tab/>//<text:span text:style-name="T18">Конечная ссылка</text:span></text:p>
      <text:p text:style-name="P38"><text:s text:c="4"/>bool flag;<text:tab/><text:tab/><text:tab/><text:tab/><text:tab/><text:tab/>//<text:span text:style-name="T18">Является ли вершина конечной</text:span></text:p>
      <text:p text:style-name="P38"><text:s text:c="4"/>char symbol;<text:tab/><text:tab/><text:tab/><text:tab/><text:tab/>//<text:span text:style-name="T18">Символ соответсвующей сходной дуги</text:span></text:p>
      <text:p text:style-name="P38">};</text:p>
      <text:p text:style-name="P9"/>
      <text:p text:style-name="P46">Бор представлени в виде вектора вершин</text:p>
      <text:p text:style-name="P37">std::vector&lt;<text:span text:style-name="T17">Vertex</text:span>&gt; <text:span text:style-name="T17">bohr</text:span>;</text:p>
      <text:p text:style-name="P37"/>
      <text:p text:style-name="P47">Паттерны хранятся в виде вектора строк</text:p>
      <text:p text:style-name="Standard">vector&lt;string&gt; patterns;</text:p>
      <text:p text:style-name="P36"/>
      <text:p text:style-name="Preformatted_20_Text"><text:span text:style-name="Основной_20_шрифт_20_абзаца"><text:span text:style-name="T11">Vertex createVertex(int p, char c)</text:span></text:span><text:span text:style-name="Основной_20_шрифт_20_абзаца"><text:span text:style-name="T13"> –</text:span></text:span><text:span text:style-name="Основной_20_шрифт_20_абзаца"><text:span text:style-name="T14"> </text:span></text:span><text:span text:style-name="Основной_20_шрифт_20_абзаца"><text:span text:style-name="T15">Создание вершины. P – ссылка на родителя, c – символ входной дуги</text:span></text:span></text:p>
      <text:p text:style-name="Preformatted_20_Text"><text:span text:style-name="Основной_20_шрифт_20_абзаца"><text:span text:style-name="T15"/></text:span></text:p>
      <text:p text:style-name="Preformatted_20_Text"><text:span text:style-name="Основной_20_шрифт_20_абзаца"><text:span text:style-name="T15">void bohrInit() - инициальзация бора одной вершиной</text:span></text:span></text:p>
      <text:p text:style-name="Preformatted_20_Text"><text:span text:style-name="Основной_20_шрифт_20_абзаца"><text:span text:style-name="T15"/></text:span></text:p>
      <text:p text:style-name="Preformatted_20_Text"><text:span text:style-name="Основной_20_шрифт_20_абзаца"><text:span text:style-name="T15">void addString(const string &amp;s) – добавление строки s к бору</text:span></text:span></text:p>
      <text:p text:style-name="Preformatted_20_Text"><text:span text:style-name="Основной_20_шрифт_20_абзаца"><text:span text:style-name="T15"/></text:span></text:p>
      <text:p text:style-name="P39">int getAdvanceVertex(int v, char ch) <text:span text:style-name="Основной_20_шрифт_20_абзаца"><text:span text:style-name="T15">- получение следующей вершины из v по символу ch</text:span></text:span></text:p>
      <text:p text:style-name="Preformatted_20_Text"><text:span text:style-name="Основной_20_шрифт_20_абзаца"><text:span text:style-name="T15"/></text:span></text:p>
      <text:p text:style-name="Preformatted_20_Text"><text:span text:style-name="Основной_20_шрифт_20_абзаца"><text:span text:style-name="T15">int getSuffixIx(int v) – получение суффикс ссылки для вершины v</text:span></text:span></text:p>
      <text:p text:style-name="Preformatted_20_Text"/>
      <text:p text:style-name="Preformatted_20_Text"><text:span text:style-name="Основной_20_шрифт_20_абзаца"><text:span text:style-name="T15"/></text:span></text:p>
      <text:p text:style-name="Preformatted_20_Text"><text:span text:style-name="Основной_20_шрифт_20_абзаца"><text:span text:style-name="T15">int getGoodSuffixIx(int v) – получение конечной ссылки для вершины v</text:span></text:span></text:p>
      <text:p text:style-name="P40"/>
      <text:p text:style-name="P4">void follow(int v, int i, vector&lt;pair&lt;int, int&gt;&gt; &amp;occ) <text:s/>- <text:span text:style-name="T19">следование по конечным ссылкам начиная с вершины v, соответствующей позиции в тексте i. Встреченые вхождения записываются в вектор вхождений occ</text:span></text:p>
      <text:p text:style-name="P4"/>
      <text:p text:style-name="P4">vector&lt;pair&lt;int, int&gt;&gt; findAllOccurrences(const string &amp;s) — <text:span text:style-name="T19">проход по строке в поисках совпадений. Возвращает позиции вхождения паттерна в строку s в виде <text:s/>вектора пар &lt;Позиция, индекс паттерна&gt;.</text:span></text:p>
      <text:p text:style-name="P4"/>
      <text:p text:style-name="P4"/>
      <text:p text:style-name="P19"><text:soft-page-break/>Тесты.</text:p>
      <text:p text:style-name="P59">Задание 1</text:p>
      <text:p text:style-name="P52">1.</text:p>
      <text:p text:style-name="P28">abac</text:p>
      <text:p text:style-name="P28">2</text:p>
      <text:p text:style-name="P28">aba</text:p>
      <text:p text:style-name="P28">ac</text:p>
      <text:p text:style-name="P28"/>
      <text:p text:style-name="P28">/-----------------\</text:p>
      <text:p text:style-name="P28">Adding sample: aba</text:p>
      <text:p text:style-name="P28">current char: a</text:p>
      <text:p text:style-name="P28">Adding new edge: 0{a} -&gt; 0{a}</text:p>
      <text:p text:style-name="P28">Current vertex: 1{a}</text:p>
      <text:p text:style-name="P28">current char: b</text:p>
      <text:p text:style-name="P28">Adding new edge: 1{a} -&gt; 1{b}</text:p>
      <text:p text:style-name="P28">Current vertex: 2{b}</text:p>
      <text:p text:style-name="P28">current char: a</text:p>
      <text:p text:style-name="P28">Adding new edge: 2{b} -&gt; 2{a}</text:p>
      <text:p text:style-name="P28">Current vertex: 3{a}</text:p>
      <text:p text:style-name="P28">Vertex 3{a} marked final</text:p>
      <text:p text:style-name="P28">Sample added aba</text:p>
      <text:p text:style-name="P28">\-----------------/</text:p>
      <text:p text:style-name="P28">c</text:p>
      <text:p text:style-name="P28"/>
      <text:p text:style-name="P28">/-----------------\</text:p>
      <text:p text:style-name="P28">Adding sample: ac</text:p>
      <text:p text:style-name="P28">current char: a</text:p>
      <text:p text:style-name="P28">Current vertex: 1{a}</text:p>
      <text:p text:style-name="P28">current char: c</text:p>
      <text:p text:style-name="P28">Adding new edge: 1{a} -&gt; 3{c}</text:p>
      <text:p text:style-name="P28">Current vertex: 4{c}</text:p>
      <text:p text:style-name="P28">Vertex 4{c} marked final</text:p>
      <text:p text:style-name="P28">Sample added ac</text:p>
      <text:p text:style-name="P28">\-----------------/</text:p>
      <text:p text:style-name="P28">Input string: abac</text:p>
      <text:p text:style-name="P28">STATE 0 INPUT a AT POSITION 0</text:p>
      <text:p text:style-name="P28"/>
      <text:p text:style-name="P28">/&gt;=&gt;=&gt;=&gt;=&gt;=&gt;=&gt;=&gt;=&gt;\</text:p>
      <text:p text:style-name="P28">Getting advance from vertex 0{a} by char a</text:p>
      <text:p text:style-name="P28">Advance from vertex 0{a} by char a is 1{a} </text:p>
      <text:p text:style-name="P28">\&gt;=&gt;=&gt;=&gt;=&gt;=&gt;=&gt;=&gt;=&gt;/</text:p>
      <text:p text:style-name="P28">NEW STATE 1</text:p>
      <text:p text:style-name="P28"/>
      <text:p text:style-name="P28">Follow vertex 1{a} for matches</text:p>
      <text:p text:style-name="P28"/>
      <text:p text:style-name="P28">/-&gt;-&gt;-&gt;-&gt;-&gt;-&gt;-&gt;-&gt;-&gt;\</text:p>
      <text:p text:style-name="P28"><text:soft-page-break/>Getting follow suffix link for vertex 1{a}</text:p>
      <text:p text:style-name="P28">Follow suffix link for vertex 1{a} is 0{a}</text:p>
      <text:p text:style-name="P28">\-&gt;-&gt;-&gt;-&gt;-&gt;-&gt;-&gt;-&gt;-&gt;/</text:p>
      <text:p text:style-name="P28">STATE 1 INPUT b AT POSITION 1</text:p>
      <text:p text:style-name="P28"/>
      <text:p text:style-name="P28">/&gt;=&gt;=&gt;=&gt;=&gt;=&gt;=&gt;=&gt;=&gt;\</text:p>
      <text:p text:style-name="P28">Getting advance from vertex 1{a} by char b</text:p>
      <text:p text:style-name="P28">Advance from vertex 1{a} by char b is 2{b} </text:p>
      <text:p text:style-name="P28">\&gt;=&gt;=&gt;=&gt;=&gt;=&gt;=&gt;=&gt;=&gt;/</text:p>
      <text:p text:style-name="P28">NEW STATE 2</text:p>
      <text:p text:style-name="P28"/>
      <text:p text:style-name="P28">Follow vertex 2{b} for matches</text:p>
      <text:p text:style-name="P28"/>
      <text:p text:style-name="P28">/-&gt;-&gt;-&gt;-&gt;-&gt;-&gt;-&gt;-&gt;-&gt;\</text:p>
      <text:p text:style-name="P28">Getting follow suffix link for vertex 2{b}</text:p>
      <text:p text:style-name="P28"/>
      <text:p text:style-name="P28">/&gt;=&gt;=&gt;=&gt;=&gt;=&gt;=&gt;=&gt;=&gt;\</text:p>
      <text:p text:style-name="P28">Getting advance from vertex 0{a} by char b</text:p>
      <text:p text:style-name="P28">Advance from vertex 0{a} by char b is 0{a} </text:p>
      <text:p text:style-name="P28">\&gt;=&gt;=&gt;=&gt;=&gt;=&gt;=&gt;=&gt;=&gt;/</text:p>
      <text:p text:style-name="P28">Follow suffix link for vertex 2{b} is 0{a}</text:p>
      <text:p text:style-name="P28">\-&gt;-&gt;-&gt;-&gt;-&gt;-&gt;-&gt;-&gt;-&gt;/</text:p>
      <text:p text:style-name="P28">STATE 2 INPUT a AT POSITION 2</text:p>
      <text:p text:style-name="P28"/>
      <text:p text:style-name="P28">/&gt;=&gt;=&gt;=&gt;=&gt;=&gt;=&gt;=&gt;=&gt;\</text:p>
      <text:p text:style-name="P28">Getting advance from vertex 2{b} by char a</text:p>
      <text:p text:style-name="P28">Advance from vertex 2{b} by char a is 3{a} </text:p>
      <text:p text:style-name="P28">\&gt;=&gt;=&gt;=&gt;=&gt;=&gt;=&gt;=&gt;=&gt;/</text:p>
      <text:p text:style-name="P28">NEW STATE 3</text:p>
      <text:p text:style-name="P28"/>
      <text:p text:style-name="P28">Follow vertex 3{a} for matches</text:p>
      <text:p text:style-name="P28">&lt;!&gt; Found match at position 1 of pattern aba</text:p>
      <text:p text:style-name="P28"/>
      <text:p text:style-name="P28">/-&gt;-&gt;-&gt;-&gt;-&gt;-&gt;-&gt;-&gt;-&gt;\</text:p>
      <text:p text:style-name="P28">Getting follow suffix link for vertex 3{a}</text:p>
      <text:p text:style-name="P28"/>
      <text:p text:style-name="P28">/&gt;=&gt;=&gt;=&gt;=&gt;=&gt;=&gt;=&gt;=&gt;\</text:p>
      <text:p text:style-name="P28">Getting advance from vertex 0{a} by char a</text:p>
      <text:p text:style-name="P28">Advance from vertex 0{a} by char a is 1{a} </text:p>
      <text:p text:style-name="P28">\&gt;=&gt;=&gt;=&gt;=&gt;=&gt;=&gt;=&gt;=&gt;/</text:p>
      <text:p text:style-name="P28"/>
      <text:p text:style-name="P28">/-&gt;-&gt;-&gt;-&gt;-&gt;-&gt;-&gt;-&gt;-&gt;\</text:p>
      <text:p text:style-name="P28">Getting follow suffix link for vertex 1{a}</text:p>
      <text:p text:style-name="P28">Follow suffix link for vertex 1{a} is 0{a}</text:p>
      <text:p text:style-name="P28">\-&gt;-&gt;-&gt;-&gt;-&gt;-&gt;-&gt;-&gt;-&gt;/</text:p>
      <text:p text:style-name="P28">Follow suffix link for vertex 3{a} is 0{a}</text:p>
      <text:p text:style-name="P28">\-&gt;-&gt;-&gt;-&gt;-&gt;-&gt;-&gt;-&gt;-&gt;/</text:p>
      <text:p text:style-name="P28"><text:soft-page-break/>STATE 3 INPUT c AT POSITION 3</text:p>
      <text:p text:style-name="P28"/>
      <text:p text:style-name="P28">/&gt;=&gt;=&gt;=&gt;=&gt;=&gt;=&gt;=&gt;=&gt;\</text:p>
      <text:p text:style-name="P28">Getting advance from vertex 3{a} by char c</text:p>
      <text:p text:style-name="P28">jump to suffix 1{a} by char c</text:p>
      <text:p text:style-name="P28"/>
      <text:p text:style-name="P28">/&gt;=&gt;=&gt;=&gt;=&gt;=&gt;=&gt;=&gt;=&gt;\</text:p>
      <text:p text:style-name="P28">Getting advance from vertex 1{a} by char c</text:p>
      <text:p text:style-name="P28">Advance from vertex 1{a} by char c is 4{c} </text:p>
      <text:p text:style-name="P28">\&gt;=&gt;=&gt;=&gt;=&gt;=&gt;=&gt;=&gt;=&gt;/</text:p>
      <text:p text:style-name="P28">Advance from vertex 3{a} by char c is 4{c} </text:p>
      <text:p text:style-name="P28">\&gt;=&gt;=&gt;=&gt;=&gt;=&gt;=&gt;=&gt;=&gt;/</text:p>
      <text:p text:style-name="P28">NEW STATE 4</text:p>
      <text:p text:style-name="P28"/>
      <text:p text:style-name="P28">Follow vertex 4{c} for matches</text:p>
      <text:p text:style-name="P28">&lt;!&gt; Found match at position 3 of pattern ac</text:p>
      <text:p text:style-name="P28"/>
      <text:p text:style-name="P28">/-&gt;-&gt;-&gt;-&gt;-&gt;-&gt;-&gt;-&gt;-&gt;\</text:p>
      <text:p text:style-name="P28">Getting follow suffix link for vertex 4{c}</text:p>
      <text:p text:style-name="P28"/>
      <text:p text:style-name="P28">/&gt;=&gt;=&gt;=&gt;=&gt;=&gt;=&gt;=&gt;=&gt;\</text:p>
      <text:p text:style-name="P28">Getting advance from vertex 0{a} by char c</text:p>
      <text:p text:style-name="P28">Advance from vertex 0{a} by char c is 0{a} </text:p>
      <text:p text:style-name="P28">\&gt;=&gt;=&gt;=&gt;=&gt;=&gt;=&gt;=&gt;=&gt;/</text:p>
      <text:p text:style-name="P28">Follow suffix link for vertex 4{c} is 0{a}</text:p>
      <text:p text:style-name="P28">\-&gt;-&gt;-&gt;-&gt;-&gt;-&gt;-&gt;-&gt;-&gt;/</text:p>
      <text:p text:style-name="P28">1 1</text:p>
      <text:p text:style-name="P28">3 2</text:p>
      <text:p text:style-name="P28"/>
      <text:p text:style-name="P28">Var 5 individualisation</text:p>
      <text:p text:style-name="P28">Max out-edges from a vertex: 2</text:p>
      <text:p text:style-name="P28">String with patterns removed: </text:p>
      <text:p text:style-name="P19"/>
      <text:p text:style-name="P25"><text:span text:style-name="T20">2</text:span>.</text:p>
      <text:p text:style-name="P29">CCCA</text:p>
      <text:p text:style-name="P29">1</text:p>
      <text:p text:style-name="P29">CC</text:p>
      <text:p text:style-name="P29"/>
      <text:p text:style-name="P29">1 1</text:p>
      <text:p text:style-name="P29">2 1</text:p>
      <text:p text:style-name="P29">Max out-edges from a vertex: 1</text:p>
      <text:p text:style-name="P29">String with patterns removed: </text:p>
      <text:p text:style-name="P29">A</text:p>
      <text:p text:style-name="P29"/>
      <text:p text:style-name="P25"><text:span text:style-name="T20">3</text:span>.</text:p>
      <text:p text:style-name="P29">qabcbadabq</text:p>
      <text:p text:style-name="P29"><text:soft-page-break/>4</text:p>
      <text:p text:style-name="P29">abc</text:p>
      <text:p text:style-name="P29">abq</text:p>
      <text:p text:style-name="P29">bc</text:p>
      <text:p text:style-name="P29">ba</text:p>
      <text:p text:style-name="P60"/>
      <text:p text:style-name="P29">2 1</text:p>
      <text:p text:style-name="P29">3 3</text:p>
      <text:p text:style-name="P29">5 4</text:p>
      <text:p text:style-name="P29">8 2</text:p>
      <text:p text:style-name="P29">Max out-edges from a vertex: 2</text:p>
      <text:p text:style-name="P29">String with patterns removed: </text:p>
      <text:p text:style-name="P29">qd</text:p>
      <text:p text:style-name="P53"/>
      <text:p text:style-name="P53"><text:span text:style-name="T24">4</text:span>.</text:p>
      <text:p text:style-name="P29">abcdqqdcba</text:p>
      <text:p text:style-name="P29">4</text:p>
      <text:p text:style-name="P29">a</text:p>
      <text:p text:style-name="P29">b</text:p>
      <text:p text:style-name="P29">c</text:p>
      <text:p text:style-name="P29">d</text:p>
      <text:p text:style-name="P29">1 1</text:p>
      <text:p text:style-name="P29">2 2</text:p>
      <text:p text:style-name="P29">3 3</text:p>
      <text:p text:style-name="P29">4 4</text:p>
      <text:p text:style-name="P29">7 4</text:p>
      <text:p text:style-name="P29">8 3</text:p>
      <text:p text:style-name="P29">9 2</text:p>
      <text:p text:style-name="P29">10 1</text:p>
      <text:p text:style-name="P29">Max out-edges from a vertex: 4</text:p>
      <text:p text:style-name="P29">String with patterns removed: </text:p>
      <text:p text:style-name="P29">qq</text:p>
      <text:p text:style-name="P29"/>
      <text:p text:style-name="P53"><text:span text:style-name="T24">5</text:span>.</text:p>
      <text:p text:style-name="P29">abcdqqdcba</text:p>
      <text:p text:style-name="P29">1</text:p>
      <text:p text:style-name="P29">abcdqqdcba</text:p>
      <text:p text:style-name="P29">1 1</text:p>
      <text:p text:style-name="P29">Max out-edges from a vertex: 1</text:p>
      <text:p text:style-name="P29">String with patterns removed: </text:p>
      <text:p text:style-name="P29"/>
      <text:p text:style-name="P61">Задание 2</text:p>
      <text:p text:style-name="P26"><text:span text:style-name="T24">6</text:span>.</text:p>
      <text:p text:style-name="P29">ACTANCA</text:p>
      <text:p text:style-name="P29">A$$A$</text:p>
      <text:p text:style-name="P29">$</text:p>
      <text:p text:style-name="P29"><text:soft-page-break/>1</text:p>
      <text:p text:style-name="P29">Max out-edges from a vertex: 1</text:p>
      <text:p text:style-name="P29">String with patterns removed: </text:p>
      <text:p text:style-name="P29">CA</text:p>
      <text:p text:style-name="P29"/>
      <text:p text:style-name="P27"><text:span text:style-name="T24">7</text:span>.</text:p>
      <text:p text:style-name="P31"/>
      <text:p text:style-name="P31">ACTANCA</text:p>
      <text:p text:style-name="P31">A$$A</text:p>
      <text:p text:style-name="P31">$</text:p>
      <text:p text:style-name="P31">1</text:p>
      <text:p text:style-name="P31">4</text:p>
      <text:p text:style-name="P31">Max out-edges from a vertex: 1</text:p>
      <text:p text:style-name="P31">String with patterns removed: </text:p>
      <text:p text:style-name="P31"/>
      <text:p text:style-name="P54"><text:span text:style-name="T24">8</text:span>.</text:p>
      <text:p text:style-name="P31">ACACGGG</text:p>
      <text:p text:style-name="P31">ACXXG</text:p>
      <text:p text:style-name="P31">X</text:p>
      <text:p text:style-name="P58">1</text:p>
      <text:p text:style-name="P58">3</text:p>
      <text:p text:style-name="P58">Max out-edges from a vertex: 1</text:p>
      <text:p text:style-name="P58">String with patterns removed: </text:p>
      <text:p text:style-name="P30"/>
      <text:p text:style-name="P19"/>
      <text:p text:style-name="P19"/>
      <text:p text:style-name="P19">Выводы.</text:p>
      <text:p text:style-name="P20">В результате работы была написана полностью рабочая программа решающая поставленную задачу при использовании изученных теоретических материалов. Программа было протестирована, результаты тестов удовлетворительны.</text:p>
      <text:p text:style-name="P34"><text:span text:style-name="Название_20_книги"><text:span text:style-name="T2">Приложение А(листинг программы)</text:span></text:span></text:p>
      <text:p text:style-name="P41"><text:span text:style-name="Название_20_книги"><text:span text:style-name="T12">#include &lt;iostream&gt;</text:span></text:span></text:p>
      <text:p text:style-name="P41"><text:span text:style-name="Название_20_книги"><text:span text:style-name="T12">#include &lt;string&gt;</text:span></text:span></text:p>
      <text:p text:style-name="P41"><text:span text:style-name="Название_20_книги"><text:span text:style-name="T12">#include &lt;vector&gt;</text:span></text:span></text:p>
      <text:p text:style-name="P41"><text:span text:style-name="Название_20_книги"><text:span text:style-name="T12"/></text:span></text:p>
      <text:p text:style-name="P41"><text:span text:style-name="Название_20_книги"><text:span text:style-name="T12">using namespace std;</text:span></text:span></text:p>
      <text:p text:style-name="P41"><text:span text:style-name="Название_20_книги"><text:span text:style-name="T12"/></text:span></text:p>
      <text:p text:style-name="P41"><text:span text:style-name="Название_20_книги"><text:span text:style-name="T12">#define JOKER</text:span></text:span></text:p>
      <text:p text:style-name="P41"><text:span text:style-name="Название_20_книги"><text:span text:style-name="T12">#define TASK</text:span></text:span></text:p>
      <text:p text:style-name="P41"><text:span text:style-name="Название_20_книги"><text:span text:style-name="T12"/></text:span></text:p>
      <text:p text:style-name="P41"><text:span text:style-name="Название_20_книги"><text:span text:style-name="T12">//#define DEBUG</text:span></text:span></text:p>
      <text:p text:style-name="P41"><text:span text:style-name="Название_20_книги"><text:span text:style-name="T12"/></text:span></text:p>
      <text:p text:style-name="P41"><text:span text:style-name="Название_20_книги"><text:span text:style-name="T12">#ifdef DEBUG</text:span></text:span></text:p>
      <text:p text:style-name="P41"><text:span text:style-name="Название_20_книги"><text:span text:style-name="T12">#define BDEBUG</text:span></text:span></text:p>
      <text:p text:style-name="P41"><text:span text:style-name="Название_20_книги"><text:span text:style-name="T12">#define CDEBUG</text:span></text:span></text:p>
      <text:p text:style-name="P41"><text:span text:style-name="Название_20_книги"><text:span text:style-name="T12">#endif</text:span></text:span></text:p>
      <text:p text:style-name="P41"><text:span text:style-name="Название_20_книги"><text:span text:style-name="T12"/></text:span></text:p>
      <text:p text:style-name="P41"><text:span text:style-name="Название_20_книги"><text:span text:style-name="T12">#define AL_TO_NUM(AL) ( (AL)==J?(k-1):( (AL)&gt;='a'&amp;&amp;(AL)&lt;='z'?(AL)-'a':((AL)&gt;='A'&amp;&amp;(AL)&lt;='Z'?(AL)-'A':(AL)) ) ) <text:s/>//Symbol to index</text:span></text:span></text:p>
      <text:p text:style-name="P41"><text:span text:style-name="Название_20_книги"><text:span text:style-name="T12">#define NUM_TO_AL(NUM) ((char)( (NUM)==(k-1)?J:(((NUM)&gt;=0 &amp;&amp; (NUM)&lt; k)?((NUM)+'a'):(NUM)) )) <text:s text:c="19"/>//Index To symbol</text:span></text:span></text:p>
      <text:p text:style-name="P41"><text:span text:style-name="Название_20_книги"><text:span text:style-name="T12"/></text:span></text:p>
      <text:p text:style-name="P41"><text:span text:style-name="Название_20_книги"><text:span text:style-name="T12">const int k = 27;//Alphabet length(with joker)</text:span></text:span></text:p>
      <text:p text:style-name="P41"><text:span text:style-name="Название_20_книги"><text:span text:style-name="T12">struct Vertex {</text:span></text:span></text:p>
      <text:p text:style-name="P41"><text:span text:style-name="Название_20_книги"><text:span text:style-name="T12"><text:s text:c="4"/>int children[k], ix, suffixIx, advanceVertexes[k], par, goodSuffixIx;</text:span></text:span></text:p>
      <text:p text:style-name="P41"><text:span text:style-name="Название_20_книги"><text:span text:style-name="T12"><text:s text:c="4"/>bool flag;</text:span></text:span></text:p>
      <text:p text:style-name="P41"><text:span text:style-name="Название_20_книги"><text:span text:style-name="T12"><text:s text:c="4"/>char symbol;</text:span></text:span></text:p>
      <text:p text:style-name="P41"><text:span text:style-name="Название_20_книги"><text:span text:style-name="T12">};</text:span></text:span></text:p>
      <text:p text:style-name="P41"><text:span text:style-name="Название_20_книги"><text:span text:style-name="T12">vector&lt;Vertex&gt; bohr;</text:span></text:span></text:p>
      <text:p text:style-name="P41"><text:span text:style-name="Название_20_книги"><text:span text:style-name="T12">vector&lt;string&gt; patterns;</text:span></text:span></text:p>
      <text:p text:style-name="P41"><text:span text:style-name="Название_20_книги"><text:span text:style-name="T12">char J = -1;//Joker symbol</text:span></text:span></text:p>
      <text:p text:style-name="P41"><text:span text:style-name="Название_20_книги"><text:span text:style-name="T12"/></text:span></text:p>
      <text:p text:style-name="P41"><text:span text:style-name="Название_20_книги"><text:span text:style-name="T12">Vertex createVertex(int p, char c) {//Create and init fields</text:span></text:span></text:p>
      <text:p text:style-name="P41"><text:span text:style-name="Название_20_книги"><text:span text:style-name="T12"><text:s text:c="4"/>Vertex v;</text:span></text:span></text:p>
      <text:p text:style-name="P41"><text:span text:style-name="Название_20_книги"><text:span text:style-name="T12"><text:s text:c="4"/>for (int i = 0; i &lt; k; i++) {</text:span></text:span></text:p>
      <text:p text:style-name="P41"><text:span text:style-name="Название_20_книги"><text:span text:style-name="T12"><text:s text:c="8"/>v.children[i] = v.advanceVertexes[i] = -1;</text:span></text:span></text:p>
      <text:p text:style-name="P41"><text:span text:style-name="Название_20_книги"><text:span text:style-name="T12"><text:s text:c="4"/>}</text:span></text:span></text:p>
      <text:p text:style-name="P41"><text:span text:style-name="Название_20_книги"><text:span text:style-name="T12"><text:s text:c="4"/>v.flag = false;</text:span></text:span></text:p>
      <text:p text:style-name="P41"><text:span text:style-name="Название_20_книги"><text:span text:style-name="T12"><text:s text:c="4"/>v.suffixIx = -1;</text:span></text:span></text:p>
      <text:p text:style-name="P41"><text:span text:style-name="Название_20_книги"><text:span text:style-name="T12"><text:s text:c="4"/>v.par = p;</text:span></text:span></text:p>
      <text:p text:style-name="P41"><text:span text:style-name="Название_20_книги"><text:span text:style-name="T12"><text:s text:c="4"/>v.symbol = c;</text:span></text:span></text:p>
      <text:p text:style-name="P41"><text:span text:style-name="Название_20_книги"><text:span text:style-name="T12"><text:s text:c="4"/>v.goodSuffixIx = -1;</text:span></text:span></text:p>
      <text:p text:style-name="P41"><text:span text:style-name="Название_20_книги"><text:span text:style-name="T12"><text:s text:c="4"/>return v;</text:span></text:span></text:p>
      <text:p text:style-name="P41"><text:soft-page-break/><text:span text:style-name="Название_20_книги"><text:span text:style-name="T12">}</text:span></text:span></text:p>
      <text:p text:style-name="P41"><text:span text:style-name="Название_20_книги"><text:span text:style-name="T12"/></text:span></text:p>
      <text:p text:style-name="P41"><text:span text:style-name="Название_20_книги"><text:span text:style-name="T12">void bohrInit() {//Init with one vertex</text:span></text:span></text:p>
      <text:p text:style-name="P41"><text:span text:style-name="Название_20_книги"><text:span text:style-name="T12"><text:s text:c="4"/>bohr.push_back(createVertex(0, '\0'));</text:span></text:span></text:p>
      <text:p text:style-name="P41"><text:span text:style-name="Название_20_книги"><text:span text:style-name="T12">}</text:span></text:span></text:p>
      <text:p text:style-name="P41"><text:span text:style-name="Название_20_книги"><text:span text:style-name="T12"/></text:span></text:p>
      <text:p text:style-name="P41"><text:span text:style-name="Название_20_книги"><text:span text:style-name="T12">void addString(const string &amp;s) {</text:span></text:span></text:p>
      <text:p text:style-name="P41"><text:span text:style-name="Название_20_книги"><text:span text:style-name="T12"><text:s text:c="4"/>int curLast = 0;</text:span></text:span></text:p>
      <text:p text:style-name="P41"><text:span text:style-name="Название_20_книги"><text:span text:style-name="T12">#ifdef BDEBUG</text:span></text:span></text:p>
      <text:p text:style-name="P41"><text:span text:style-name="Название_20_книги"><text:span text:style-name="T12"><text:s text:c="4"/>cout&lt;&lt;"\n/-----------------\\"&lt;&lt;endl;</text:span></text:span></text:p>
      <text:p text:style-name="P41"><text:span text:style-name="Название_20_книги"><text:span text:style-name="T12"><text:s text:c="4"/>cout&lt;&lt;"Adding sample: "&lt;&lt;s&lt;&lt;endl;</text:span></text:span></text:p>
      <text:p text:style-name="P41"><text:span text:style-name="Название_20_книги"><text:span text:style-name="T12">#endif</text:span></text:span></text:p>
      <text:p text:style-name="P41"><text:span text:style-name="Название_20_книги"><text:span text:style-name="T12"><text:s text:c="4"/>for (int i = 0; i &lt; s.length(); i++) {//Run through chars</text:span></text:span></text:p>
      <text:p text:style-name="P41"><text:span text:style-name="Название_20_книги"><text:span text:style-name="T12">#ifdef BDEBUG</text:span></text:span></text:p>
      <text:p text:style-name="P41"><text:span text:style-name="Название_20_книги"><text:span text:style-name="T12"><text:s text:c="8"/>cout&lt;&lt;"current char: "&lt;&lt;s[i]&lt;&lt;endl;</text:span></text:span></text:p>
      <text:p text:style-name="P41"><text:span text:style-name="Название_20_книги"><text:span text:style-name="T12">#endif</text:span></text:span></text:p>
      <text:p text:style-name="P41"><text:span text:style-name="Название_20_книги"><text:span text:style-name="T12"><text:s text:c="8"/>char ch = AL_TO_NUM(s[i]);</text:span></text:span></text:p>
      <text:p text:style-name="P41"><text:span text:style-name="Название_20_книги"><text:span text:style-name="T12"/></text:span></text:p>
      <text:p text:style-name="P41"><text:span text:style-name="Название_20_книги"><text:span text:style-name="T12"/></text:span></text:p>
      <text:p text:style-name="P41"><text:span text:style-name="Название_20_книги"><text:span text:style-name="T12"><text:s text:c="8"/>if (bohr[curLast].children[ch] == -1) {//Check if already exist</text:span></text:span></text:p>
      <text:p text:style-name="P41"><text:span text:style-name="Название_20_книги"><text:span text:style-name="T12">#ifdef BDEBUG</text:span></text:span></text:p>
      <text:p text:style-name="P41"><text:span text:style-name="Название_20_книги"><text:span text:style-name="T12"><text:s text:c="12"/>cout&lt;&lt;"Adding new edge: "&lt;&lt;curLast&lt;&lt;"{"&lt;&lt;NUM_TO_AL(bohr[curLast].symbol)&lt;&lt;"} -&gt; "&lt;&lt;bohr.size() - 1&lt;&lt;"{"&lt;&lt;NUM_TO_AL(ch)&lt;&lt;"}"&lt;&lt;endl;</text:span></text:span></text:p>
      <text:p text:style-name="P41"><text:span text:style-name="Название_20_книги"><text:span text:style-name="T12">#endif</text:span></text:span></text:p>
      <text:p text:style-name="P41"><text:span text:style-name="Название_20_книги"><text:span text:style-name="T12"><text:s text:c="12"/>bohr.push_back(createVertex(curLast, ch));//Make new vertex if not</text:span></text:span></text:p>
      <text:p text:style-name="P41"><text:span text:style-name="Название_20_книги"><text:span text:style-name="T12"><text:s text:c="12"/>bohr[curLast].children[ch] = bohr.size() - 1;</text:span></text:span></text:p>
      <text:p text:style-name="P41"><text:span text:style-name="Название_20_книги"><text:span text:style-name="T12"><text:s text:c="8"/>}</text:span></text:span></text:p>
      <text:p text:style-name="P41"><text:span text:style-name="Название_20_книги"><text:span text:style-name="T12"><text:s text:c="8"/>curLast = bohr[curLast].children[ch];</text:span></text:span></text:p>
      <text:p text:style-name="P41"><text:span text:style-name="Название_20_книги"><text:span text:style-name="T12">#ifdef BDEBUG</text:span></text:span></text:p>
      <text:p text:style-name="P41"><text:span text:style-name="Название_20_книги"><text:span text:style-name="T12"><text:s text:c="8"/>cout&lt;&lt;"Current vertex: "&lt;&lt;curLast&lt;&lt;"{"&lt;&lt;NUM_TO_AL(bohr[curLast].symbol)&lt;&lt;"}"&lt;&lt;endl;</text:span></text:span></text:p>
      <text:p text:style-name="P41"><text:span text:style-name="Название_20_книги"><text:span text:style-name="T12">#endif</text:span></text:span></text:p>
      <text:p text:style-name="P41"><text:span text:style-name="Название_20_книги"><text:span text:style-name="T12"><text:s text:c="4"/>}</text:span></text:span></text:p>
      <text:p text:style-name="P41"><text:span text:style-name="Название_20_книги"><text:span text:style-name="T12"><text:s text:c="4"/>bohr[curLast].flag = true;</text:span></text:span></text:p>
      <text:p text:style-name="P41"><text:span text:style-name="Название_20_книги"><text:span text:style-name="T12">#ifdef BDEBUG</text:span></text:span></text:p>
      <text:p text:style-name="P41"><text:span text:style-name="Название_20_книги"><text:span text:style-name="T12"><text:s text:c="4"/>cout&lt;&lt;"Vertex "&lt;&lt;curLast&lt;&lt;"{"&lt;&lt;NUM_TO_AL(bohr[curLast].symbol)&lt;&lt;"}"&lt;&lt;" marked final"&lt;&lt;endl;</text:span></text:span></text:p>
      <text:p text:style-name="P41"><text:span text:style-name="Название_20_книги"><text:span text:style-name="T12">#endif</text:span></text:span></text:p>
      <text:p text:style-name="P41"><text:span text:style-name="Название_20_книги"><text:span text:style-name="T12"><text:s text:c="4"/>patterns.push_back(s);</text:span></text:span></text:p>
      <text:p text:style-name="P41"><text:span text:style-name="Название_20_книги"><text:span text:style-name="T12"><text:s text:c="4"/>bohr[curLast].ix = patterns.size() - 1;</text:span></text:span></text:p>
      <text:p text:style-name="P41"><text:span text:style-name="Название_20_книги"><text:span text:style-name="T12"/></text:span></text:p>
      <text:p text:style-name="P41"><text:span text:style-name="Название_20_книги"><text:span text:style-name="T12">#ifdef BDEBUG</text:span></text:span></text:p>
      <text:p text:style-name="P41"><text:span text:style-name="Название_20_книги"><text:span text:style-name="T12"><text:s text:c="4"/>cout&lt;&lt;"Sample added "&lt;&lt;s&lt;&lt;endl;</text:span></text:span></text:p>
      <text:p text:style-name="P41"><text:soft-page-break/><text:span text:style-name="Название_20_книги"><text:span text:style-name="T12"><text:s text:c="4"/>cout&lt;&lt;"\\-----------------/"&lt;&lt;endl;</text:span></text:span></text:p>
      <text:p text:style-name="P41"><text:span text:style-name="Название_20_книги"><text:span text:style-name="T12">#endif</text:span></text:span></text:p>
      <text:p text:style-name="P41"><text:span text:style-name="Название_20_книги"><text:span text:style-name="T12"/></text:span></text:p>
      <text:p text:style-name="P41"><text:span text:style-name="Название_20_книги"><text:span text:style-name="T12">}</text:span></text:span></text:p>
      <text:p text:style-name="P41"><text:span text:style-name="Название_20_книги"><text:span text:style-name="T12"/></text:span></text:p>
      <text:p text:style-name="P41"><text:span text:style-name="Название_20_книги"><text:span text:style-name="T12"/></text:span></text:p>
      <text:p text:style-name="P41"><text:span text:style-name="Название_20_книги"><text:span text:style-name="T12">int getAdvanceVertex(int v, char ch);</text:span></text:span></text:p>
      <text:p text:style-name="P41"><text:span text:style-name="Название_20_книги"><text:span text:style-name="T12"/></text:span></text:p>
      <text:p text:style-name="P41"><text:span text:style-name="Название_20_книги"><text:span text:style-name="T12">int getSuffixIx(int v) {</text:span></text:span></text:p>
      <text:p text:style-name="P41"><text:span text:style-name="Название_20_книги"><text:span text:style-name="T12">#ifdef DDEBUG</text:span></text:span></text:p>
      <text:p text:style-name="P41"><text:span text:style-name="Название_20_книги"><text:span text:style-name="T12"><text:s text:c="4"/>cout&lt;&lt;"Getting Suffix link for"&lt;&lt;v&lt;&lt;"{"&lt;&lt;NUM_TO_AL(bohr[v].symbol)&lt;&lt;"}"&lt;&lt;endl;</text:span></text:span></text:p>
      <text:p text:style-name="P41"><text:span text:style-name="Название_20_книги"><text:span text:style-name="T12">#endif</text:span></text:span></text:p>
      <text:p text:style-name="P41"><text:span text:style-name="Название_20_книги"><text:span text:style-name="T12"><text:s text:c="4"/>if (bohr[v].suffixIx == -1)//Yet have none</text:span></text:span></text:p>
      <text:p text:style-name="P41"><text:span text:style-name="Название_20_книги"><text:span text:style-name="T12"><text:s text:c="8"/>if (v == 0 || bohr[v].par == 0)//trivial</text:span></text:span></text:p>
      <text:p text:style-name="P41"><text:span text:style-name="Название_20_книги"><text:span text:style-name="T12"><text:s text:c="12"/>bohr[v].suffixIx = 0;</text:span></text:span></text:p>
      <text:p text:style-name="P41"><text:span text:style-name="Название_20_книги"><text:span text:style-name="T12"><text:s text:c="8"/>else</text:span></text:span></text:p>
      <text:p text:style-name="P41"><text:span text:style-name="Название_20_книги"><text:span text:style-name="T12">#ifdef DDEBUG</text:span></text:span></text:p>
      <text:p text:style-name="P41"><text:span text:style-name="Название_20_книги"><text:span text:style-name="T12"><text:s text:c="12"/>cout&lt;&lt;"Advancing from parent"&lt;&lt;endl;</text:span></text:span></text:p>
      <text:p text:style-name="P41"><text:span text:style-name="Название_20_книги"><text:span text:style-name="T12">#endif</text:span></text:span></text:p>
      <text:p text:style-name="P41"><text:span text:style-name="Название_20_книги"><text:span text:style-name="T12"><text:s text:c="12"/>bohr[v].suffixIx = getAdvanceVertex(getSuffixIx(bohr[v].par), bohr[v].symbol);//Calc from parent's suffix</text:span></text:span></text:p>
      <text:p text:style-name="P41"><text:span text:style-name="Название_20_книги"><text:span text:style-name="T12">#ifdef DDEBUG</text:span></text:span></text:p>
      <text:p text:style-name="P41"><text:span text:style-name="Название_20_книги"><text:span text:style-name="T12"><text:s text:c="4"/>cout&lt;&lt;"Suffix link for"&lt;&lt;v&lt;&lt;"{"&lt;&lt;NUM_TO_AL(bohr[v].symbol)&lt;&lt;"}"&lt;&lt;" is"&lt;&lt;bohr[v].suffixIx&lt;&lt;"{"&lt;&lt;NUM_TO_AL(bohr[bohr[v].suffixIx].symbol)&lt;&lt;"}"&lt;&lt;endl;</text:span></text:span></text:p>
      <text:p text:style-name="P41"><text:span text:style-name="Название_20_книги"><text:span text:style-name="T12">#endif</text:span></text:span></text:p>
      <text:p text:style-name="P41"><text:span text:style-name="Название_20_книги"><text:span text:style-name="T12"><text:s text:c="4"/>return bohr[v].suffixIx;</text:span></text:span></text:p>
      <text:p text:style-name="P41"><text:span text:style-name="Название_20_книги"><text:span text:style-name="T12">}</text:span></text:span></text:p>
      <text:p text:style-name="P41"><text:span text:style-name="Название_20_книги"><text:span text:style-name="T12"/></text:span></text:p>
      <text:p text:style-name="P41"><text:span text:style-name="Название_20_книги"><text:span text:style-name="T12">int getAdvanceVertex(int v, char ch) {</text:span></text:span></text:p>
      <text:p text:style-name="P41"><text:span text:style-name="Название_20_книги"><text:span text:style-name="T12"><text:s text:c="4"/>//Advance by char, checking J in bohr</text:span></text:span></text:p>
      <text:p text:style-name="P41"><text:span text:style-name="Название_20_книги"><text:span text:style-name="T12">#ifdef CDEBUG</text:span></text:span></text:p>
      <text:p text:style-name="P41"><text:span text:style-name="Название_20_книги"><text:span text:style-name="T12"><text:s text:c="4"/>cout&lt;&lt;"\n/&gt;=&gt;=&gt;=&gt;=&gt;=&gt;=&gt;=&gt;=&gt;\\"&lt;&lt;endl;</text:span></text:span></text:p>
      <text:p text:style-name="P41"><text:span text:style-name="Название_20_книги"><text:span text:style-name="T12"><text:s text:c="4"/>cout&lt;&lt;"Getting advance from vertex "&lt;&lt;v&lt;&lt;"{"&lt;&lt;NUM_TO_AL(bohr[v].symbol)&lt;&lt;"} "&lt;&lt;"by char "&lt;&lt;NUM_TO_AL(ch)&lt;&lt;endl;</text:span></text:span></text:p>
      <text:p text:style-name="P41"><text:span text:style-name="Название_20_книги"><text:span text:style-name="T12">#endif</text:span></text:span></text:p>
      <text:p text:style-name="P41"><text:span text:style-name="Название_20_книги"><text:span text:style-name="T12"><text:s text:c="4"/>if (bohr[v].advanceVertexes[ch] == -1)//Dont have regular advance vertex</text:span></text:span></text:p>
      <text:p text:style-name="P41"><text:span text:style-name="Название_20_книги"><text:span text:style-name="T12"><text:s text:c="8"/>if (bohr[v].advanceVertexes[AL_TO_NUM(J)] == -1) {//Dont have J advance vertex</text:span></text:span></text:p>
      <text:p text:style-name="P41"><text:span text:style-name="Название_20_книги"><text:span text:style-name="T12"><text:s text:c="12"/>if (bohr[v].children[ch] != -1) {//Have regular child</text:span></text:span></text:p>
      <text:p text:style-name="P41"><text:span text:style-name="Название_20_книги"><text:span text:style-name="T12"><text:s text:c="16"/>bohr[v].advanceVertexes[ch] = bohr[v].children[ch];</text:span></text:span></text:p>
      <text:p text:style-name="P41"><text:span text:style-name="Название_20_книги"><text:span text:style-name="T12"><text:s text:c="12"/>} else if (bohr[v].children[AL_TO_NUM(J)] != -1) {//Have J child</text:span></text:span></text:p>
      <text:p text:style-name="P41"><text:span text:style-name="Название_20_книги"><text:span text:style-name="T12"><text:s text:c="16"/>bohr[v].advanceVertexes[ch] = bohr[v].children[AL_TO_NUM(J)];</text:span></text:span></text:p>
      <text:p text:style-name="P41"><text:span text:style-name="Название_20_книги"><text:span text:style-name="T12"><text:s text:c="12"/>} else if (v == 0)//In init vertex</text:span></text:span></text:p>
      <text:p text:style-name="P41"><text:span text:style-name="Название_20_книги"><text:span text:style-name="T12"><text:s text:c="16"/>bohr[v].advanceVertexes[ch] = 0;</text:span></text:span></text:p>
      <text:p text:style-name="P41"><text:soft-page-break/><text:span text:style-name="Название_20_книги"><text:span text:style-name="T12"><text:s text:c="12"/>else {</text:span></text:span></text:p>
      <text:p text:style-name="P41"><text:span text:style-name="Название_20_книги"><text:span text:style-name="T12"><text:s text:c="16"/>auto sf = getSuffixIx(v);</text:span></text:span></text:p>
      <text:p text:style-name="P41"><text:span text:style-name="Название_20_книги"><text:span text:style-name="T12">#ifdef CDEBUG</text:span></text:span></text:p>
      <text:p text:style-name="P41"><text:span text:style-name="Название_20_книги"><text:span text:style-name="T12"><text:s text:c="16"/>cout&lt;&lt;"jump to suffix "&lt;&lt;sf&lt;&lt;"{"&lt;&lt;NUM_TO_AL(bohr[sf].symbol)&lt;&lt;"} "&lt;&lt;"by char "&lt;&lt;NUM_TO_AL(ch)&lt;&lt;endl;</text:span></text:span></text:p>
      <text:p text:style-name="P41"><text:span text:style-name="Название_20_книги"><text:span text:style-name="T12">#endif</text:span></text:span></text:p>
      <text:p text:style-name="P41"><text:span text:style-name="Название_20_книги"><text:span text:style-name="T12"><text:s text:c="16"/>bohr[v].advanceVertexes[ch] = getAdvanceVertex(sf, ch);//Jump to suffix's advance vertex</text:span></text:span></text:p>
      <text:p text:style-name="P41"><text:span text:style-name="Название_20_книги"><text:span text:style-name="T12"><text:s text:c="12"/>}</text:span></text:span></text:p>
      <text:p text:style-name="P41"><text:span text:style-name="Название_20_книги"><text:span text:style-name="T12"><text:s text:c="8"/>} else {//Have J advance vertex</text:span></text:span></text:p>
      <text:p text:style-name="P41"><text:span text:style-name="Название_20_книги"><text:span text:style-name="T12"><text:s text:c="12"/>bohr[v].advanceVertexes[ch] = bohr[v].advanceVertexes[AL_TO_NUM(J)];</text:span></text:span></text:p>
      <text:p text:style-name="P41"><text:span text:style-name="Название_20_книги"><text:span text:style-name="T12"><text:s text:c="8"/>}</text:span></text:span></text:p>
      <text:p text:style-name="P41"><text:span text:style-name="Название_20_книги"><text:span text:style-name="T12">#ifdef CDEBUG</text:span></text:span></text:p>
      <text:p text:style-name="P41"><text:span text:style-name="Название_20_книги"><text:span text:style-name="T12"><text:s text:c="4"/>cout&lt;&lt;"Advance from vertex "&lt;&lt;v&lt;&lt;"{"&lt;&lt;NUM_TO_AL(bohr[v].symbol)&lt;&lt;"} "&lt;&lt;"by char "&lt;&lt;NUM_TO_AL(ch)&lt;&lt;" is "&lt;&lt;bohr[v].advanceVertexes[ch]&lt;&lt;"{"&lt;&lt;NUM_TO_AL(bohr[bohr[v].advanceVertexes[ch]].symbol)&lt;&lt;"} "&lt;&lt;endl;</text:span></text:span></text:p>
      <text:p text:style-name="P41"><text:span text:style-name="Название_20_книги"><text:span text:style-name="T12"><text:s text:c="4"/>cout&lt;&lt;"\\&gt;=&gt;=&gt;=&gt;=&gt;=&gt;=&gt;=&gt;=&gt;/"&lt;&lt;endl;</text:span></text:span></text:p>
      <text:p text:style-name="P41"><text:span text:style-name="Название_20_книги"><text:span text:style-name="T12">#endif</text:span></text:span></text:p>
      <text:p text:style-name="P41"><text:span text:style-name="Название_20_книги"><text:span text:style-name="T12"/></text:span></text:p>
      <text:p text:style-name="P41"><text:span text:style-name="Название_20_книги"><text:span text:style-name="T12"><text:s text:c="4"/>return bohr[v].advanceVertexes[ch];</text:span></text:span></text:p>
      <text:p text:style-name="P41"><text:span text:style-name="Название_20_книги"><text:span text:style-name="T12"/></text:span></text:p>
      <text:p text:style-name="P41"><text:span text:style-name="Название_20_книги"><text:span text:style-name="T12">}</text:span></text:span></text:p>
      <text:p text:style-name="P41"><text:span text:style-name="Название_20_книги"><text:span text:style-name="T12"/></text:span></text:p>
      <text:p text:style-name="P41"><text:span text:style-name="Название_20_книги"><text:span text:style-name="T12">int getGoodSuffixIx(int v) {</text:span></text:span></text:p>
      <text:p text:style-name="P41"><text:span text:style-name="Название_20_книги"><text:span text:style-name="T12">#ifdef CDEBUG</text:span></text:span></text:p>
      <text:p text:style-name="P41"><text:span text:style-name="Название_20_книги"><text:span text:style-name="T12"><text:s text:c="4"/>cout&lt;&lt;"\n/-&gt;-&gt;-&gt;-&gt;-&gt;-&gt;-&gt;-&gt;-&gt;\\"&lt;&lt;endl;</text:span></text:span></text:p>
      <text:p text:style-name="P41"><text:span text:style-name="Название_20_книги"><text:span text:style-name="T12"><text:s text:c="4"/>cout&lt;&lt;"Getting follow suffix link for vertex "&lt;&lt;v&lt;&lt;"{"&lt;&lt;NUM_TO_AL(bohr[v].symbol)&lt;&lt;"}"&lt;&lt;endl;</text:span></text:span></text:p>
      <text:p text:style-name="P41"><text:span text:style-name="Название_20_книги"><text:span text:style-name="T12">#endif</text:span></text:span></text:p>
      <text:p text:style-name="P41"><text:span text:style-name="Название_20_книги"><text:span text:style-name="T12"><text:s text:c="4"/>if (bohr[v].goodSuffixIx == -1) {//Self ones suffixes leading to finals to reduce asymptotic</text:span></text:span></text:p>
      <text:p text:style-name="P41"><text:span text:style-name="Название_20_книги"><text:span text:style-name="T12"><text:s text:c="8"/>int u = getSuffixIx(v);</text:span></text:span></text:p>
      <text:p text:style-name="P41"><text:span text:style-name="Название_20_книги"><text:span text:style-name="T12"><text:s text:c="8"/>if (u == 0)</text:span></text:span></text:p>
      <text:p text:style-name="P41"><text:span text:style-name="Название_20_книги"><text:span text:style-name="T12"><text:s text:c="12"/>bohr[v].goodSuffixIx = 0;</text:span></text:span></text:p>
      <text:p text:style-name="P41"><text:span text:style-name="Название_20_книги"><text:span text:style-name="T12"><text:s text:c="8"/>else</text:span></text:span></text:p>
      <text:p text:style-name="P41"><text:span text:style-name="Название_20_книги"><text:span text:style-name="T12"><text:s text:c="12"/>bohr[v].goodSuffixIx = (bohr[u].flag) ? u : getGoodSuffixIx(u);</text:span></text:span></text:p>
      <text:p text:style-name="P41"><text:span text:style-name="Название_20_книги"><text:span text:style-name="T12"><text:s text:c="4"/>}</text:span></text:span></text:p>
      <text:p text:style-name="P41"><text:span text:style-name="Название_20_книги"><text:span text:style-name="T12">#ifdef CDEBUG</text:span></text:span></text:p>
      <text:p text:style-name="P41"><text:span text:style-name="Название_20_книги"><text:span text:style-name="T12"><text:s text:c="4"/>cout&lt;&lt;"Follow suffix link for vertex "&lt;&lt;v&lt;&lt;"{"&lt;&lt;NUM_TO_AL(bohr[v].symbol)&lt;&lt;"} is "&lt;&lt;bohr[v].goodSuffixIx&lt;&lt;"{"&lt;&lt;NUM_TO_AL(bohr[bohr[v].goodSuffixIx].symbol)&lt;&lt;"}"&lt;&lt;endl;</text:span></text:span></text:p>
      <text:p text:style-name="P41"><text:span text:style-name="Название_20_книги"><text:span text:style-name="T12"><text:s text:c="4"/>cout&lt;&lt;"\\-&gt;-&gt;-&gt;-&gt;-&gt;-&gt;-&gt;-&gt;-&gt;/"&lt;&lt;endl;</text:span></text:span></text:p>
      <text:p text:style-name="P41"><text:span text:style-name="Название_20_книги"><text:span text:style-name="T12">#endif</text:span></text:span></text:p>
      <text:p text:style-name="P41"><text:span text:style-name="Название_20_книги"><text:span text:style-name="T12"/></text:span></text:p>
      <text:p text:style-name="P41"><text:span text:style-name="Название_20_книги"><text:span text:style-name="T12"><text:s text:c="4"/>return bohr[v].goodSuffixIx;</text:span></text:span></text:p>
      <text:p text:style-name="P41"><text:soft-page-break/><text:span text:style-name="Название_20_книги"><text:span text:style-name="T12">}</text:span></text:span></text:p>
      <text:p text:style-name="P41"><text:span text:style-name="Название_20_книги"><text:span text:style-name="T12"/></text:span></text:p>
      <text:p text:style-name="P41"><text:span text:style-name="Название_20_книги"><text:span text:style-name="T12">void follow(int v, int i, vector&lt;pair&lt;int, int&gt;&gt; &amp;occ) {</text:span></text:span></text:p>
      <text:p text:style-name="P41"><text:span text:style-name="Название_20_книги"><text:span text:style-name="T12">#ifdef CDEBUG</text:span></text:span></text:p>
      <text:p text:style-name="P41"><text:span text:style-name="Название_20_книги"><text:span text:style-name="T12"><text:s text:c="4"/>cout&lt;&lt;"\nFollow vertex "&lt;&lt;v&lt;&lt;"{"&lt;&lt;NUM_TO_AL(bohr[v].symbol)&lt;&lt;"} for matches"&lt;&lt;endl;</text:span></text:span></text:p>
      <text:p text:style-name="P41"><text:span text:style-name="Название_20_книги"><text:span text:style-name="T12">#endif</text:span></text:span></text:p>
      <text:p text:style-name="P41"><text:span text:style-name="Название_20_книги"><text:span text:style-name="T12"><text:s text:c="4"/>for (int u = v; u != 0; u = getGoodSuffixIx(u)) {</text:span></text:span></text:p>
      <text:p text:style-name="P41"><text:span text:style-name="Название_20_книги"><text:span text:style-name="T12"><text:s text:c="8"/>if (bohr[u].flag) {//Final =&gt; found</text:span></text:span></text:p>
      <text:p text:style-name="P41"><text:span text:style-name="Название_20_книги"><text:span text:style-name="T12"><text:s text:c="12"/>occ.push_back({i - patterns[bohr[u].ix].length() + 1, bohr[u].ix + 1});</text:span></text:span></text:p>
      <text:p text:style-name="P41"><text:span text:style-name="Название_20_книги"><text:span text:style-name="T12">#ifdef CDEBUG</text:span></text:span></text:p>
      <text:p text:style-name="P41"><text:span text:style-name="Название_20_книги"><text:span text:style-name="T12"><text:s text:c="12"/>cout&lt;&lt;"&lt;!&gt; Found match at position "&lt;&lt;i-patterns[bohr[u].ix].length()+1&lt;&lt;" of pattern "&lt;&lt;patterns[bohr[u].ix]&lt;&lt;endl;</text:span></text:span></text:p>
      <text:p text:style-name="P41"><text:span text:style-name="Название_20_книги"><text:span text:style-name="T12">#endif</text:span></text:span></text:p>
      <text:p text:style-name="P41"><text:span text:style-name="Название_20_книги"><text:span text:style-name="T12"><text:s text:c="8"/>}</text:span></text:span></text:p>
      <text:p text:style-name="P41"><text:span text:style-name="Название_20_книги"><text:span text:style-name="T12"><text:s text:c="4"/>}</text:span></text:span></text:p>
      <text:p text:style-name="P41"><text:span text:style-name="Название_20_книги"><text:span text:style-name="T12">}</text:span></text:span></text:p>
      <text:p text:style-name="P41"><text:span text:style-name="Название_20_книги"><text:span text:style-name="T12"/></text:span></text:p>
      <text:p text:style-name="P41"><text:span text:style-name="Название_20_книги"><text:span text:style-name="T12">vector&lt;pair&lt;int, int&gt;&gt; findAllOccurrences(const string &amp;s) {</text:span></text:span></text:p>
      <text:p text:style-name="P41"><text:span text:style-name="Название_20_книги"><text:span text:style-name="T12"><text:s text:c="4"/>vector&lt;pair&lt;int, int&gt;&gt; occ;</text:span></text:span></text:p>
      <text:p text:style-name="P41"><text:span text:style-name="Название_20_книги"><text:span text:style-name="T12"><text:s text:c="4"/>int u = 0;</text:span></text:span></text:p>
      <text:p text:style-name="P41"><text:span text:style-name="Название_20_книги"><text:span text:style-name="T12"><text:s text:c="4"/>for (int i = 0; i &lt; s.length(); i++) {</text:span></text:span></text:p>
      <text:p text:style-name="P41"><text:span text:style-name="Название_20_книги"><text:span text:style-name="T12">#ifdef CDEBUG</text:span></text:span></text:p>
      <text:p text:style-name="P41"><text:span text:style-name="Название_20_книги"><text:span text:style-name="T12"><text:s text:c="8"/>cout&lt;&lt;"STATE "&lt;&lt;u&lt;&lt;" INPUT "&lt;&lt;s[i]&lt;&lt;endl;</text:span></text:span></text:p>
      <text:p text:style-name="P41"><text:span text:style-name="Название_20_книги"><text:span text:style-name="T12">#endif</text:span></text:span></text:p>
      <text:p text:style-name="P41"><text:span text:style-name="Название_20_книги"><text:span text:style-name="T12"><text:s text:c="8"/>u = getAdvanceVertex(u, AL_TO_NUM(s[i]));</text:span></text:span></text:p>
      <text:p text:style-name="P41"><text:span text:style-name="Название_20_книги"><text:span text:style-name="T12">#ifdef CDEBUG</text:span></text:span></text:p>
      <text:p text:style-name="P41"><text:span text:style-name="Название_20_книги"><text:span text:style-name="T12"><text:s text:c="8"/>cout&lt;&lt;"NEW STATE "&lt;&lt;u&lt;&lt;endl;</text:span></text:span></text:p>
      <text:p text:style-name="P41"><text:span text:style-name="Название_20_книги"><text:span text:style-name="T12">#endif</text:span></text:span></text:p>
      <text:p text:style-name="P41"><text:span text:style-name="Название_20_книги"><text:span text:style-name="T12"><text:s text:c="8"/>follow(u, i + 1, occ);</text:span></text:span></text:p>
      <text:p text:style-name="P41"><text:span text:style-name="Название_20_книги"><text:span text:style-name="T12"><text:s text:c="4"/>}</text:span></text:span></text:p>
      <text:p text:style-name="P41"><text:span text:style-name="Название_20_книги"><text:span text:style-name="T12"><text:s text:c="4"/>return occ;</text:span></text:span></text:p>
      <text:p text:style-name="P41"><text:span text:style-name="Название_20_книги"><text:span text:style-name="T12">}</text:span></text:span></text:p>
      <text:p text:style-name="P41"><text:span text:style-name="Название_20_книги"><text:span text:style-name="T12"/></text:span></text:p>
      <text:p text:style-name="P41"><text:span text:style-name="Название_20_книги"><text:span text:style-name="T12">void outVecPairs(const vector&lt;pair&lt;int, int&gt;&gt; &amp;occ) {</text:span></text:span></text:p>
      <text:p text:style-name="P41"><text:span text:style-name="Название_20_книги"><text:span text:style-name="T12"><text:s text:c="4"/>for (const pair&lt;int, int&gt; &amp;it:occ) {</text:span></text:span></text:p>
      <text:p text:style-name="P41"><text:span text:style-name="Название_20_книги"><text:span text:style-name="T12">#ifdef JOKER</text:span></text:span></text:p>
      <text:p text:style-name="P41"><text:span text:style-name="Название_20_книги"><text:span text:style-name="T12"><text:s text:c="8"/>cout &lt;&lt; it.first &lt;&lt; endl;</text:span></text:span></text:p>
      <text:p text:style-name="P41"><text:span text:style-name="Название_20_книги"><text:span text:style-name="T12">#else</text:span></text:span></text:p>
      <text:p text:style-name="P41"><text:span text:style-name="Название_20_книги"><text:span text:style-name="T12"><text:s text:c="8"/>cout &lt;&lt; it.first &lt;&lt; " " &lt;&lt; it.second &lt;&lt; endl;</text:span></text:span></text:p>
      <text:p text:style-name="P41"><text:span text:style-name="Название_20_книги"><text:span text:style-name="T12">#endif</text:span></text:span></text:p>
      <text:p text:style-name="P41"><text:span text:style-name="Название_20_книги"><text:span text:style-name="T12"><text:s text:c="4"/>}</text:span></text:span></text:p>
      <text:p text:style-name="P41"><text:span text:style-name="Название_20_книги"><text:span text:style-name="T12">}</text:span></text:span></text:p>
      <text:p text:style-name="P41"><text:span text:style-name="Название_20_книги"><text:span text:style-name="T12"/></text:span></text:p>
      <text:p text:style-name="P41"><text:soft-page-break/><text:span text:style-name="Название_20_книги"><text:span text:style-name="T12">void task(string s, vector&lt;pair&lt;int, int&gt;&gt; vec) {</text:span></text:span></text:p>
      <text:p text:style-name="P41"><text:span text:style-name="Название_20_книги"><text:span text:style-name="T12"/></text:span></text:p>
      <text:p text:style-name="P41"><text:span text:style-name="Название_20_книги"><text:span text:style-name="T12">#ifdef DEBUG</text:span></text:span></text:p>
      <text:p text:style-name="P41"><text:span text:style-name="Название_20_книги"><text:span text:style-name="T12"><text:s text:c="4"/>cout&lt;&lt;"\nVar 5 individualisation"&lt;&lt;endl;</text:span></text:span></text:p>
      <text:p text:style-name="P41"><text:span text:style-name="Название_20_книги"><text:span text:style-name="T12">#endif</text:span></text:span></text:p>
      <text:p text:style-name="P41"><text:span text:style-name="Название_20_книги"><text:span text:style-name="T12"/></text:span></text:p>
      <text:p text:style-name="P41"><text:span text:style-name="Название_20_книги"><text:span text:style-name="T12"><text:s text:c="4"/>int max = 0;</text:span></text:span></text:p>
      <text:p text:style-name="P41"><text:span text:style-name="Название_20_книги"><text:span text:style-name="T12"><text:s text:c="4"/>for (Vertex i:bohr) {</text:span></text:span></text:p>
      <text:p text:style-name="P41"><text:span text:style-name="Название_20_книги"><text:span text:style-name="T12"><text:s text:c="8"/>int s = 0;</text:span></text:span></text:p>
      <text:p text:style-name="P41"><text:span text:style-name="Название_20_книги"><text:span text:style-name="T12"><text:s text:c="8"/>for (int c:i.children)if (c != -1)s++;</text:span></text:span></text:p>
      <text:p text:style-name="P41"><text:span text:style-name="Название_20_книги"><text:span text:style-name="T12"><text:s text:c="8"/>if (s &gt; max)max = s;</text:span></text:span></text:p>
      <text:p text:style-name="P41"><text:span text:style-name="Название_20_книги"><text:span text:style-name="T12"><text:s text:c="4"/>}</text:span></text:span></text:p>
      <text:p text:style-name="P41"><text:span text:style-name="Название_20_книги"><text:span text:style-name="T12"><text:s text:c="4"/>cout &lt;&lt; "Max out-edges from a vertex: " &lt;&lt; max &lt;&lt; endl;</text:span></text:span></text:p>
      <text:p text:style-name="P41"><text:span text:style-name="Название_20_книги"><text:span text:style-name="T12"/></text:span></text:p>
      <text:p text:style-name="P41"><text:span text:style-name="Название_20_книги"><text:span text:style-name="T12"><text:s text:c="4"/>cout &lt;&lt; "String with patterns removed: " &lt;&lt; endl;</text:span></text:span></text:p>
      <text:p text:style-name="P41"><text:span text:style-name="Название_20_книги"><text:span text:style-name="T12"/></text:span></text:p>
      <text:p text:style-name="P41"><text:span text:style-name="Название_20_книги"><text:span text:style-name="T12"><text:s text:c="4"/>for (int i = 0; i &lt; s.length(); i++) {</text:span></text:span></text:p>
      <text:p text:style-name="P41"><text:span text:style-name="Название_20_книги"><text:span text:style-name="T12"><text:s text:c="8"/>bool b = true;</text:span></text:span></text:p>
      <text:p text:style-name="P41"><text:span text:style-name="Название_20_книги"><text:span text:style-name="T12"><text:s text:c="8"/>for (pair&lt;int, int&gt; p:vec) {</text:span></text:span></text:p>
      <text:p text:style-name="P41"><text:span text:style-name="Название_20_книги"><text:span text:style-name="T12"><text:s text:c="12"/>if (i &gt;= p.first - 1)</text:span></text:span></text:p>
      <text:p text:style-name="P41"><text:span text:style-name="Название_20_книги"><text:span text:style-name="T12"><text:s text:c="16"/>if (i &lt;= p.first + patterns[p.second - 1].length() - 2)</text:span></text:span></text:p>
      <text:p text:style-name="P41"><text:span text:style-name="Название_20_книги"><text:span text:style-name="T12"><text:s text:c="20"/>b = false;</text:span></text:span></text:p>
      <text:p text:style-name="P41"><text:span text:style-name="Название_20_книги"><text:span text:style-name="T12"><text:s text:c="8"/>}</text:span></text:span></text:p>
      <text:p text:style-name="P41"><text:span text:style-name="Название_20_книги"><text:span text:style-name="T12"><text:s text:c="8"/>if (b)</text:span></text:span></text:p>
      <text:p text:style-name="P41"><text:span text:style-name="Название_20_книги"><text:span text:style-name="T12"><text:s text:c="12"/>cout &lt;&lt; s[i];</text:span></text:span></text:p>
      <text:p text:style-name="P41"><text:span text:style-name="Название_20_книги"><text:span text:style-name="T12"><text:s text:c="4"/>}</text:span></text:span></text:p>
      <text:p text:style-name="P41"><text:span text:style-name="Название_20_книги"><text:span text:style-name="T12">}</text:span></text:span></text:p>
      <text:p text:style-name="P41"><text:span text:style-name="Название_20_книги"><text:span text:style-name="T12"/></text:span></text:p>
      <text:p text:style-name="P41"><text:span text:style-name="Название_20_книги"><text:span text:style-name="T12">int main() {</text:span></text:span></text:p>
      <text:p text:style-name="P41"><text:span text:style-name="Название_20_книги"><text:span text:style-name="T12"><text:s text:c="4"/>bohrInit();</text:span></text:span></text:p>
      <text:p text:style-name="P41"><text:span text:style-name="Название_20_книги"><text:span text:style-name="T12"><text:s text:c="4"/>string S = "";</text:span></text:span></text:p>
      <text:p text:style-name="P41"><text:span text:style-name="Название_20_книги"><text:span text:style-name="T12"><text:s text:c="4"/>string tmp = "";</text:span></text:span></text:p>
      <text:p text:style-name="P41"><text:span text:style-name="Название_20_книги"><text:span text:style-name="T12"/></text:span></text:p>
      <text:p text:style-name="P41"><text:span text:style-name="Название_20_книги"><text:span text:style-name="T12">#ifdef JOKER</text:span></text:span></text:p>
      <text:p text:style-name="P41"><text:span text:style-name="Название_20_книги"><text:span text:style-name="T12"><text:s text:c="4"/>cin&gt;&gt;S;</text:span></text:span></text:p>
      <text:p text:style-name="P41"><text:span text:style-name="Название_20_книги"><text:span text:style-name="T12"><text:s text:c="4"/>cin&gt;&gt;tmp;</text:span></text:span></text:p>
      <text:p text:style-name="P41"><text:span text:style-name="Название_20_книги"><text:span text:style-name="T12"><text:s text:c="4"/>cin&gt;&gt;J;</text:span></text:span></text:p>
      <text:p text:style-name="P41"><text:span text:style-name="Название_20_книги"><text:span text:style-name="T12"><text:s text:c="4"/>addString(tmp);</text:span></text:span></text:p>
      <text:p text:style-name="P41"><text:span text:style-name="Название_20_книги"><text:span text:style-name="T12">#else</text:span></text:span></text:p>
      <text:p text:style-name="P41"><text:span text:style-name="Название_20_книги"><text:span text:style-name="T12"><text:s text:c="4"/>int n;</text:span></text:span></text:p>
      <text:p text:style-name="P41"><text:span text:style-name="Название_20_книги"><text:span text:style-name="T12"><text:s text:c="4"/>cin &gt;&gt; S;</text:span></text:span></text:p>
      <text:p text:style-name="P41"><text:span text:style-name="Название_20_книги"><text:span text:style-name="T12"><text:s text:c="4"/>cin &gt;&gt; n;</text:span></text:span></text:p>
      <text:p text:style-name="P41"><text:soft-page-break/><text:span text:style-name="Название_20_книги"><text:span text:style-name="T12"><text:s text:c="4"/>while (n--) {</text:span></text:span></text:p>
      <text:p text:style-name="P41"><text:span text:style-name="Название_20_книги"><text:span text:style-name="T12"><text:s text:c="8"/>cin &gt;&gt; tmp;</text:span></text:span></text:p>
      <text:p text:style-name="P41"><text:span text:style-name="Название_20_книги"><text:span text:style-name="T12"><text:s text:c="8"/>addString(tmp);</text:span></text:span></text:p>
      <text:p text:style-name="P41"><text:span text:style-name="Название_20_книги"><text:span text:style-name="T12"><text:s text:c="4"/>}</text:span></text:span></text:p>
      <text:p text:style-name="P41"><text:span text:style-name="Название_20_книги"><text:span text:style-name="T12">#endif</text:span></text:span></text:p>
      <text:p text:style-name="P41"><text:span text:style-name="Название_20_книги"><text:span text:style-name="T12"/></text:span></text:p>
      <text:p text:style-name="P41"><text:span text:style-name="Название_20_книги"><text:span text:style-name="T12">#ifdef DEBUG</text:span></text:span></text:p>
      <text:p text:style-name="P41"><text:span text:style-name="Название_20_книги"><text:span text:style-name="T12"><text:s text:c="4"/>cout&lt;&lt;"Input string: "&lt;&lt;S&lt;&lt;endl;</text:span></text:span></text:p>
      <text:p text:style-name="P41"><text:span text:style-name="Название_20_книги"><text:span text:style-name="T12">#ifdef JOKER</text:span></text:span></text:p>
      <text:p text:style-name="P41"><text:span text:style-name="Название_20_книги"><text:span text:style-name="T12"><text:s text:c="4"/>cout&lt;&lt;"Joker symbol: "&lt;&lt;J&lt;&lt;endl;</text:span></text:span></text:p>
      <text:p text:style-name="P41"><text:span text:style-name="Название_20_книги"><text:span text:style-name="T12">#endif</text:span></text:span></text:p>
      <text:p text:style-name="P41"><text:span text:style-name="Название_20_книги"><text:span text:style-name="T12">#endif</text:span></text:span></text:p>
      <text:p text:style-name="P41"><text:span text:style-name="Название_20_книги"><text:span text:style-name="T12"/></text:span></text:p>
      <text:p text:style-name="P41"><text:span text:style-name="Название_20_книги"><text:span text:style-name="T12"/></text:span></text:p>
      <text:p text:style-name="P41"><text:span text:style-name="Название_20_книги"><text:span text:style-name="T12"><text:s text:c="4"/>auto vec = findAllOccurrences(S);</text:span></text:span></text:p>
      <text:p text:style-name="P41"><text:span text:style-name="Название_20_книги"><text:span text:style-name="T12"><text:s text:c="4"/>outVecPairs(vec);</text:span></text:span></text:p>
      <text:p text:style-name="P41"><text:span text:style-name="Название_20_книги"><text:span text:style-name="T12"/></text:span></text:p>
      <text:p text:style-name="P41"><text:span text:style-name="Название_20_книги"><text:span text:style-name="T12">#ifdef TASK</text:span></text:span></text:p>
      <text:p text:style-name="P41"><text:span text:style-name="Название_20_книги"><text:span text:style-name="T12"><text:s text:c="4"/>task(S, vec);</text:span></text:span></text:p>
      <text:p text:style-name="P41"><text:span text:style-name="Название_20_книги"><text:span text:style-name="T12">#endif</text:span></text:span></text:p>
      <text:p text:style-name="P41"><text:span text:style-name="Название_20_книги"><text:span text:style-name="T1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Couriar new" svg:font-family="'Couriar new'" style:font-family-generic="system"/>
    <style:font-face style:name="Lohit Devanagari" svg:font-family="'Lohit Devanagari'" style:font-family-generic="system"/>
    <style:font-face style:name="Consolas" svg:font-family="Consolas"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onsolas1"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_Timer" svg:font-family="a_Time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043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fo:language="ru" fo:country="RU"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11pt" fo:font-weight="bold" style:font-size-asian="11pt" style:font-weight-asian="bold" fo:hyphenate="false"/>
    </style:style>
    <style:style style:name="Text_20_body" style:display-name="Text body" style:family="paragraph" style:parent-style-name="Standard" style:class="text">
      <style:paragraph-properties fo:text-align="center" style:justify-single-word="false" fo:hyphenation-ladder-count="no-limit"/>
      <style:text-properties fo:font-size="14pt" fo:font-weight="bold" style:font-size-asian="14pt" style:font-weight-asian="bold" fo:hyphenate="false"/>
    </style:style>
    <style:style style:name="Heading_20_1" style:display-name="Heading 1" style:family="paragraph" style:parent-style-name="Standard" style:next-style-name="Standard" style:default-outline-level="1" style:class="text">
      <style:paragraph-properties fo:text-align="justify" style:justify-single-word="false" fo:hyphenation-ladder-count="no-limit" fo:keep-with-next="always"/>
      <style:text-properties fo:font-style="italic" style:font-style-asian="italic" fo:hyphenate="false"/>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Cambria" style:font-family-asian="Cambria" style:font-family-generic-asian="roman" style:font-pitch-asian="variable" style:font-size-asian="13pt" style:font-weight-asian="bold" style:font-name-complex="Cambria" style:font-family-complex="Cambria"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weight="bold" style:font-weight-asian="bold" style:font-weight-complex="bold" fo:hyphenate="false"/>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hyphenation-ladder-count="no-limit" fo:keep-with-next="always"/>
      <style:text-properties fo:font-size="14pt" fo:font-weight="bold" style:font-size-asian="14pt" style:font-weight-asian="bold" style:font-size-complex="14pt" style:font-weight-complex="bold" fo:hyphenate="fals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hyphenation-ladder-count="no-limit" fo:keep-with-next="always"/>
      <style:text-properties fo:color="#243f60" style:font-name="Cambria" fo:font-family="Cambria" style:font-family-generic="roman" style:font-pitch="variable" fo:font-style="italic" style:font-name-asian="Cambria" style:font-family-asian="Cambria" style:font-family-generic-asian="roman" style:font-pitch-asian="variable" style:font-style-asian="italic" style:font-name-complex="Cambria" style:font-family-complex="Cambria" style:font-family-generic-complex="roman" style:font-pitch-complex="variable" style:font-style-complex="italic" fo:hyphenate="false"/>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hyphenation-ladder-count="no-limit" fo:keep-with-next="always"/>
      <style:text-properties fo:color="#404040" style:font-name="Cambria" fo:font-family="Cambria" style:font-family-generic="roman" style:font-pitch="variable" fo:font-style="italic" style:font-name-asian="Cambria" style:font-family-asian="Cambria" style:font-family-generic-asian="roman" style:font-pitch-asian="variable" style:font-style-asian="italic" style:font-name-complex="Cambria" style:font-family-complex="Cambria" style:font-family-generic-complex="roman" style:font-pitch-complex="variable" style:font-style-complex="italic" fo:hyphenate="false"/>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hyphenation-ladder-count="no-limit" fo:keep-with-next="always"/>
      <style:text-properties fo:color="#404040" style:font-name="Cambria" fo:font-family="Cambria" style:font-family-generic="roman" style:font-pitch="variable" fo:font-size="10pt" fo:font-style="italic" style:font-name-asian="Cambria" style:font-family-asian="Cambria" style:font-family-generic-asian="roman" style:font-pitch-asian="variable" style:font-size-asian="10pt" style:font-style-asian="italic" style:font-name-complex="Cambria" style:font-family-complex="Cambria" style:font-family-generic-complex="roman" style:font-pitch-complex="variable" style:font-size-complex="10pt" style:font-style-complex="italic" fo:hyphenate="false"/>
    </style:style>
    <style:style style:name="Обычный"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fo:hyphenate="false"/>
    </style:style>
    <style:style style:name="Название_20_объекта" style:display-name="Название объекта" style:family="paragraph" style:parent-style-name="Standard" style:next-style-name="Standard">
      <style:paragraph-properties fo:margin-left="0in" fo:margin-right="0in" fo:hyphenation-ladder-count="no-limit" fo:text-indent="0.3937in" style:auto-text-indent="false"/>
      <style:text-properties style:font-size-complex="10pt"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fo:hyphenate="false"/>
    </style:style>
    <style:style style:name="Text_20_body_20_indent" style:display-name="Text body indent" style:family="paragraph" style:parent-style-name="Standard" style:class="text">
      <style:paragraph-properties fo:margin-left="0.3937in" fo:margin-right="0.4764in" fo:line-height="0.1945in" fo:text-align="justify" style:justify-single-word="false" fo:hyphenation-ladder-count="no-limit" fo:text-indent="0.2953in" style:auto-text-indent="false">
        <style:tab-stops/>
      </style:paragraph-properties>
      <style:text-properties fo:color="#000000" fo:hyphenate="false"/>
    </style:style>
    <style:style style:name="список_20_с_20_точками" style:display-name="список с точками" style:family="paragraph" style:parent-style-name="Standard">
      <style:paragraph-properties fo:margin-left="0.25in" fo:margin-right="0in" fo:line-height="130%" fo:text-align="justify" style:justify-single-word="false" fo:hyphenation-ladder-count="no-limit" fo:text-indent="-0.25in" style:auto-text-indent="false">
        <style:tab-stops/>
      </style:paragraph-properties>
      <style:text-properties fo:hyphenate="false"/>
    </style:style>
    <style:style style:name="Для_20_таблиц" style:display-name="Для таблиц" style:family="paragraph" style:parent-style-name="Standard">
      <style:paragraph-properties fo:hyphenation-ladder-count="no-limit"/>
      <style:text-properties fo:hyphenate="false"/>
    </style:style>
    <style:style style:name="Обычный_20__28_веб_29_" style:display-name="Обычный (веб)" style:family="paragraph" style:parent-style-name="Standard" style:list-style-name="WW8Num3">
      <style:paragraph-properties fo:margin-top="0.1945in" fo:margin-bottom="0.1945in" loext:contextual-spacing="false" fo:hyphenation-ladder-count="no-limit"/>
      <style:text-properties fo:hyphenate="false"/>
    </style:style>
    <style:style style:name="Subtitle" style:family="paragraph" style:parent-style-name="Standard" style:next-style-name="Text_20_body" style:class="chapter">
      <style:paragraph-properties fo:text-align="center" style:justify-single-word="false" fo:hyphenation-ladder-count="no-limit"/>
      <style:text-properties fo:font-variant="small-caps" fo:font-weight="bold" style:font-weight-asian="bold" style:font-weight-complex="bold" fo:hyphenate="false"/>
    </style:style>
    <style:style style:name="Основной_20_текст_20_с_20_отступом_20_2" style:display-name="Основной текст с отступом 2" style:family="paragraph" style:parent-style-name="Standard">
      <style:paragraph-properties fo:margin-left="0.2957in" fo:margin-right="0in" fo:text-align="justify" style:justify-single-word="false" fo:hyphenation-ladder-count="no-limit" fo:text-indent="-0.2957in" style:auto-text-indent="false">
        <style:tab-stops/>
      </style:paragraph-properties>
      <style:text-properties fo:font-weight="bold" style:font-weight-asian="bold" fo:hyphenate="false"/>
    </style:style>
    <style:style style:name="Основной_20_текст_20_с_20_отступом_20_3" style:display-name="Основной текст с отступом 3" style:family="paragraph" style:parent-style-name="Standard">
      <style:paragraph-properties fo:margin-left="1.1811in" fo:margin-right="0in" fo:margin-top="0.0835in" fo:margin-bottom="0in" loext:contextual-spacing="false" fo:text-align="justify" style:justify-single-word="false" fo:hyphenation-ladder-count="no-limit" fo:text-indent="-0.4917in" style:auto-text-indent="false">
        <style:tab-stops/>
      </style:paragraph-properties>
      <style:text-properties fo:hyphenate="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in" fo:margin-bottom="0.111in" loext:contextual-spacing="false" fo:line-height="0.1665in" fo:hyphenation-ladder-count="no-limit"/>
      <style:text-properties style:font-name="Verdana" fo:font-family="Verdana" style:font-family-generic="swiss" style:font-pitch="variable" fo:font-size="10pt" fo:language="en" fo:country="US" style:font-name-asian="Verdana" style:font-family-asian="Verdana" style:font-family-generic-asian="swiss" style:font-pitch-asian="variable" style:font-size-asian="10pt" style:font-name-complex="Verdana" style:font-family-complex="Verdana" style:font-family-generic-complex="swiss" style:font-pitch-complex="variable" style:font-size-complex="10pt" fo:hyphenate="false"/>
    </style:style>
    <style:style style:name="По_20_центру" style:display-name="По центру" style:family="paragraph" style:parent-style-name="Standard">
      <style:paragraph-properties fo:text-align="center" style:justify-single-word="false" fo:hyphenation-ladder-count="no-limit"/>
      <style:text-properties fo:font-size="14pt" style:font-size-asian="14pt" style:font-size-complex="10pt" fo:hyphenate="false"/>
    </style:style>
    <style:style style:name="Без_20_отступа" style:display-name="Без отступа" style:family="paragraph" style:parent-style-name="Standard">
      <style:paragraph-properties fo:text-align="justify" style:justify-single-word="false" fo:hyphenation-ladder-count="no-limit"/>
      <style:text-properties fo:font-size="14pt" style:font-size-asian="14pt" style:font-size-complex="10pt" fo:hyphenate="false"/>
    </style:style>
    <style:style style:name="Affiliation" style:family="paragraph" style:parent-style-name="Standard">
      <style:paragraph-properties fo:margin-top="0.0835in" fo:margin-bottom="0.0835in" loext:contextual-spacing="false" fo:hyphenation-ladder-count="no-limit"/>
      <style:text-properties style:font-size-complex="14pt" fo:hyphenate="false"/>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in" fo:margin-bottom="0.111in" loext:contextual-spacing="false" fo:line-height="0.1665in" fo:hyphenation-ladder-count="no-limit"/>
      <style:text-properties style:font-name="Verdana" fo:font-family="Verdana" style:font-family-generic="swiss" style:font-pitch="variable" fo:font-size="10pt" fo:language="en" fo:country="US" style:font-name-asian="Verdana" style:font-family-asian="Verdana" style:font-family-generic-asian="swiss" style:font-pitch-asian="variable" style:font-size-asian="10pt" style:font-name-complex="Verdana" style:font-family-complex="Verdana" style:font-family-generic-complex="swiss" style:font-pitch-complex="variable" style:font-size-complex="10pt" fo:hyphenate="false"/>
    </style:style>
    <style:style style:name="Footer" style:family="paragraph" style:parent-style-name="Standard" style:class="extra">
      <style:paragraph-properties fo:hyphenation-ladder-count="no-limit"/>
      <style:text-properties fo:hyphenate="false"/>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in" fo:margin-bottom="0.111in" loext:contextual-spacing="false" fo:line-height="0.1665in" fo:hyphenation-ladder-count="no-limit"/>
      <style:text-properties style:font-name="Verdana" fo:font-family="Verdana" style:font-family-generic="swiss" style:font-pitch="variable" fo:font-size="10pt" fo:language="en" fo:country="US" style:font-name-asian="Verdana" style:font-family-asian="Verdana" style:font-family-generic-asian="swiss" style:font-pitch-asian="variable" style:font-size-asian="10pt" style:font-name-complex="Verdana" style:font-family-complex="Verdana" style:font-family-generic-complex="swiss" style:font-pitch-complex="variable" style:font-size-complex="10pt" fo:hyphenate="false"/>
    </style:style>
    <style:style style:name="Абзац_20_списка" style:display-name="Абзац списка"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ConsPlusNormal" style:family="paragraph">
      <style:paragraph-properties fo:margin-left="0in" fo:margin-right="0in" fo:hyphenation-ladder-count="no-limit" fo:text-indent="0.5in" style:auto-text-indent="false" style:text-autospace="none"/>
      <style:text-properties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false"/>
    </style:style>
    <style:style style:name="Header" style:family="paragraph" style:parent-style-name="Standard" style:class="extra">
      <style:paragraph-properties fo:hyphenation-ladder-count="no-limit"/>
      <style:text-properties fo:hyphenate="false"/>
    </style:style>
    <style:style style:name="Основной_20_текст1" style:display-name="Основной текст1" style:family="paragraph">
      <style:paragraph-properties style:line-height-at-least="0.1665in" fo:text-align="justify" style:justify-single-word="false" fo:hyphenation-ladder-count="no-limit"/>
      <style:text-properties fo:color="#000000" style:font-name="Arial" fo:font-family="Arial" style:font-family-generic="swiss" style:font-pitch="variable" fo:language="ru" fo:country="RU" style:font-name-asian="Calibri" style:font-family-asian="Calibri" style:font-family-generic-asian="swiss" style:font-pitch-asian="variable" style:font-name-complex="Arial" style:font-family-complex="Arial" style:font-family-generic-complex="swiss" style:font-pitch-complex="variable" style:font-size-complex="10pt" style:language-complex="ar" style:country-complex="SA" fo:hyphenate="false"/>
    </style:style>
    <style:style style:name="Заголовок_20__2116_2_20__28_2_29_" style:display-name="Заголовок №2 (2)" style:family="paragraph" style:parent-style-name="Standard">
      <style:paragraph-properties fo:margin-top="0.1945in" fo:margin-bottom="0in" loext:contextual-spacing="false" fo:line-height="0.1902in" fo:text-align="justify" style:justify-single-word="false" fo:orphans="0" fo:widows="0" fo:hyphenation-ladder-count="no-limit"/>
      <style:text-properties fo:font-size="10pt" style:font-size-asian="10pt" style:font-size-complex="10pt" fo:hyphenate="false"/>
    </style:style>
    <style:style style:name="Обычный1" style:family="paragraph">
      <style:paragraph-properties fo:margin-top="0in" fo:margin-bottom="0.139in" loext:contextual-spacing="false" fo:line-height="115%" fo:orphans="2" fo:widows="2" fo:hyphenation-ladder-count="no-limit"/>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10pt" style:language-complex="ar" style:country-complex="SA" fo:hyphenate="false"/>
    </style:style>
    <style:style style:name="Стиль" style:family="paragraph">
      <style:paragraph-properties fo:hyphenation-ladder-count="no-limit"/>
      <style:text-properties style:font-name="Times New Roman" fo:font-family="'Times New Roman'" style:font-family-generic="roman" style:font-pitch="variable" fo:letter-spacing="-0.0008in"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Основной_20_текст_20_2" style:display-name="Основной текст 2" style:family="paragraph" style:parent-style-name="Standard">
      <style:paragraph-properties fo:margin-top="0in" fo:margin-bottom="0.0835in" loext:contextual-spacing="false" fo:line-height="200%"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language="ru" fo:country="RU"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Основной_20_текст_20_3" style:display-name="Основной текст 3" style:family="paragraph" style:parent-style-name="Standard">
      <style:paragraph-properties fo:margin-top="0in" fo:margin-bottom="0.0835in" loext:contextual-spacing="false" fo:line-height="115%" fo:hyphenation-ladder-count="no-limit"/>
      <style:text-properties style:font-name="Calibri" fo:font-family="Calibri" style:font-family-generic="swiss" style:font-pitch="variable" fo:font-size="8pt" style:font-name-asian="Calibri" style:font-family-asian="Calibri" style:font-family-generic-asian="swiss" style:font-pitch-asian="variable" style:font-size-asian="8pt" style:font-name-complex="Calibri" style:font-family-complex="Calibri" style:font-family-generic-complex="swiss" style:font-pitch-complex="variable" style:font-size-complex="8pt" fo:hyphenate="false"/>
    </style:style>
    <style:style style:name="Абзац_20_списка1" style:display-name="Абзац списка1" style:family="paragraph" style:parent-style-name="Standard">
      <style:paragraph-properties fo:margin-left="0.5in" fo:margin-right="0in" fo:margin-top="0in" fo:margin-bottom="0.139in" loext:contextual-spacing="false" fo:line-height="115%" fo:hyphenation-ladder-count="no-limit" fo:text-indent="0in"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style:style>
    <style:style style:name="Table_20_Style_20_2" style:display-name="Table Style 2" style:family="paragraph">
      <style:paragraph-properties fo:orphans="2" fo:widows="2" fo:hyphenation-ladder-count="no-limit"/>
      <style:text-properties fo:color="#000000" style:font-name="Helvetica" fo:font-family="Helvetica, Arial" style:font-family-generic="swiss" style:font-pitch="variable" fo:font-size="10pt" fo:language="ru" fo:country="RU" style:font-name-asian="Times New Roman" style:font-family-asian="'Times New Roman'" style:font-family-generic-asian="roman" style:font-pitch-asian="variable" style:font-size-asian="10pt" style:font-name-complex="Helvetica" style:font-family-complex="Helvetica, Arial" style:font-family-generic-complex="swiss" style:font-pitch-complex="variable" style:font-size-complex="10pt" style:language-complex="ar" style:country-complex="SA" fo:hyphenate="false"/>
    </style:style>
    <style:style style:name="Style16" style:family="paragraph">
      <style:paragraph-properties fo:line-height="0.1929in" fo:text-align="justify" style:justify-single-word="false" fo:hyphenation-ladder-count="no-limit"/>
      <style:text-properties fo:color="#000000" style:font-name="Arial Unicode MS" fo:font-family="'Arial Unicode MS'" style:font-family-generic="swiss" style:font-pitch="variable" fo:language="ru" fo:country="RU" style:font-name-asian="Times New Roman" style:font-family-asian="'Times New Roman'" style:font-family-generic-asian="roman" style:font-pitch-asian="variable" style:font-name-complex="Arial Unicode MS" style:font-family-complex="'Arial Unicode MS'" style:font-family-generic-complex="swiss" style:font-pitch-complex="variable" style:language-complex="ar" style:country-complex="SA" fo:hyphenate="false"/>
    </style:style>
    <style:style style:name="western" style:family="paragraph" style:parent-style-name="Standard">
      <style:paragraph-properties fo:margin-top="0.1945in" fo:margin-bottom="0.1945in" loext:contextual-spacing="false" fo:hyphenation-ladder-count="no-limit"/>
      <style:text-properties fo:hyphenate="false"/>
    </style:style>
    <style:style style:name="Маркированный_20_список" style:display-name="Маркированный список" style:family="paragraph" style:parent-style-name="Standard">
      <style:paragraph-properties fo:margin-left="0.25in" fo:margin-right="0in" fo:text-align="justify" style:justify-single-word="false" fo:hyphenation-ladder-count="no-limit" fo:text-indent="-0.25in" style:auto-text-indent="false">
        <style:tab-stops/>
      </style:paragraph-properties>
      <style:text-properties fo:hyphenate="false"/>
    </style:style>
    <style:style style:name="Список_20_4" style:display-name="Список 4" style:family="paragraph" style:parent-style-name="Standard">
      <style:paragraph-properties fo:margin-left="0.8398in" fo:margin-right="0in" fo:text-align="justify" style:justify-single-word="false" fo:hyphenation-ladder-count="no-limit" fo:text-indent="-0.25in" style:auto-text-indent="false">
        <style:tab-stops/>
      </style:paragraph-properties>
      <style:text-properties style:font-size-complex="10pt" fo:hyphenate="false"/>
    </style:style>
    <style:style style:name="Список_20_3" style:display-name="Список 3" style:family="paragraph" style:parent-style-name="Standard">
      <style:paragraph-properties fo:margin-left="0.6429in" fo:margin-right="0in" fo:hyphenation-ladder-count="no-limit" fo:text-indent="-0.25in" style:auto-text-indent="false">
        <style:tab-stops/>
      </style:paragraph-properties>
      <style:text-properties fo:hyphenate="false"/>
    </style:style>
    <style:style style:name="for_5f_tables_5f_12" style:display-name="for_tables_12" style:family="paragraph" style:parent-style-name="Standard">
      <style:paragraph-properties fo:line-height="0.222in" fo:hyphenation-ladder-count="no-limit"/>
      <style:text-properties fo:hyphenate="false"/>
    </style:style>
    <style:style style:name="Основной_20_текст_20_21" style:display-name="Основной текст 21" style:family="paragraph" style:parent-style-name="Standard">
      <style:paragraph-properties fo:margin-left="0in" fo:margin-right="0in" fo:text-align="justify" style:justify-single-word="false" fo:hyphenation-ladder-count="no-limit" fo:text-indent="0.4925in" style:auto-text-indent="false"/>
      <style:text-properties fo:hyphenate="false"/>
    </style:style>
    <style:style style:name="Style40" style:family="paragraph" style:parent-style-name="Standard">
      <style:paragraph-properties fo:orphans="0" fo:widows="0" fo:hyphenation-ladder-count="no-limit" style:text-autospace="non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Style91" style:family="paragraph" style:parent-style-name="Standard">
      <style:paragraph-properties fo:orphans="0" fo:widows="0" fo:hyphenation-ladder-count="no-limit" style:text-autospace="non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Style96" style:family="paragraph" style:parent-style-name="Standard">
      <style:paragraph-properties fo:orphans="0" fo:widows="0" fo:hyphenation-ladder-count="no-limit" style:text-autospace="non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Абзац_20_списка2" style:display-name="Абзац списка2" style:family="paragraph" style:parent-style-name="Standard">
      <style:paragraph-properties fo:margin-left="0.5in" fo:margin-right="0in" fo:margin-top="0in" fo:margin-bottom="0.139in" loext:contextual-spacing="false" fo:line-height="115%" fo:hyphenation-ladder-count="no-limit" fo:text-indent="0in"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style:style>
    <style:style style:name="Table_20_Paragraph" style:display-name="Table Paragraph" style:family="paragraph" style:parent-style-name="Standard">
      <style:paragraph-properties fo:orphans="0" fo:widows="0" fo:hyphenation-ladder-count="no-limit" style:text-autospace="none"/>
      <style:text-properties style:font-name-asian="Calibri" style:font-family-asian="Calibri" style:font-family-generic-asian="swiss" style:font-pitch-asian="variable"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Standard" style:class="extra">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Абзац_20_списка3" style:display-name="Абзац списка3" style:family="paragraph" style:parent-style-name="Standard">
      <style:paragraph-properties fo:margin-left="0.5in" fo:margin-right="0in" fo:margin-top="0in" fo:margin-bottom="0.139in" loext:contextual-spacing="false" fo:line-height="115%" fo:hyphenation-ladder-count="no-limit" fo:text-indent="0in"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style:style>
    <style:style style:name="Normal1" style:family="paragraph">
      <style:paragraph-properties fo:orphans="2" fo:widows="2" fo:hyphenation-ladder-count="no-limit"/>
      <style:text-properties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Абзац_20_списка4" style:display-name="Абзац списка4" style:family="paragraph" style:parent-style-name="Standard">
      <style:paragraph-properties fo:margin-left="0.5in" fo:margin-right="0in" fo:margin-top="0in" fo:margin-bottom="0.139in" loext:contextual-spacing="false" fo:line-height="115%" fo:hyphenation-ladder-count="no-limit" fo:text-indent="0in"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style:style>
    <style:style style:name="times14_5f__5f__5f_0420_5f_0418_5f_041e2" style:display-name="times14___0420_0418_041e2" style:family="paragraph" style:parent-style-name="Standard">
      <style:paragraph-properties fo:margin-top="0.1945in" fo:margin-bottom="0.1945in" loext:contextual-spacing="false" fo:hyphenation-ladder-count="no-limit"/>
      <style:text-properties fo:hyphenate="false"/>
    </style:style>
    <style:style style:name="dash041e_5f_0431_5f_044b_5f_0447_5f_043d_5f_044b_5f_0439" style:display-name="dash041e_0431_044b_0447_043d_044b_0439" style:family="paragraph" style:parent-style-name="Standard">
      <style:paragraph-properties fo:margin-top="0.1945in" fo:margin-bottom="0.1945in" loext:contextual-spacing="false" fo:hyphenation-ladder-count="no-limit"/>
      <style:text-properties fo:hyphenate="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2">
      <style:paragraph-properties fo:line-height="120%" fo:text-align="justify" style:justify-single-word="false" fo:hyphenation-ladder-count="no-limit"/>
      <style:text-properties fo:font-size="14pt" fo:letter-spacing="-0.0016in" style:font-size-asian="14pt" style:font-size-complex="10pt" fo:hyphenate="false"/>
    </style:style>
    <style:style style:name="Times14_5f_РИО2" style:display-name="Times14_РИО2" style:family="paragraph" style:parent-style-name="Standard">
      <style:paragraph-properties fo:margin-left="0in" fo:margin-right="0in" fo:line-height="130%" fo:text-align="justify" style:justify-single-word="false" fo:hyphenation-ladder-count="no-limit" fo:text-indent="0.4925in" style:auto-text-indent="false"/>
      <style:text-properties fo:font-size="14pt" style:font-size-asian="14pt" fo:hyphenate="false"/>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5in" fo:margin-bottom="0.1945in" loext:contextual-spacing="false" fo:hyphenation-ladder-count="no-limit"/>
      <style:text-properties fo:hyphenate="false"/>
    </style:style>
    <style:style style:name="Абзац_20_списка5" style:display-name="Абзац списка5" style:family="paragraph" style:parent-style-name="Standard">
      <style:paragraph-properties fo:margin-left="0.5in" fo:margin-right="0in" fo:hyphenation-ladder-count="no-limit" fo:text-indent="0in" style:auto-text-indent="false">
        <style:tab-stops/>
      </style:paragraph-properties>
      <style:text-properties style:font-name-asian="Calibri" style:font-family-asian="Calibri" style:font-family-generic-asian="swiss" style:font-pitch-asian="variable" fo:hyphenate="false"/>
    </style:style>
    <style:style style:name="Текст_20_выноски" style:display-name="Текст выноски"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Абзац_20_списка6" style:display-name="Абзац списка6" style:family="paragraph" style:parent-style-name="Standard">
      <style:paragraph-properties fo:margin-left="0.5in" fo:margin-right="0in" fo:hyphenation-ladder-count="no-limit" fo:text-indent="0in" style:auto-text-indent="false">
        <style:tab-stops/>
      </style:paragraph-properties>
      <style:text-properties style:font-name-asian="Calibri" style:font-family-asian="Calibri" style:font-family-generic-asian="swiss" style:font-pitch-asian="variable" fo:hyphenate="false"/>
    </style:style>
    <style:style style:name="Текст_20_абзаца" style:display-name="Текст абзаца" style:family="paragraph" style:parent-style-name="Standard">
      <style:paragraph-properties fo:margin-left="0in" fo:margin-right="0in" fo:text-align="justify" style:justify-single-word="false" fo:hyphenation-ladder-count="no-limit" fo:text-indent="0.4925in" style:auto-text-indent="false"/>
      <style:text-properties fo:language="en" fo:country="US" fo:hyphenate="false"/>
    </style:style>
    <style:style style:name="Стандартный_20_HTML" style:display-name="Стандартный HTML" style:family="paragraph" style:parent-style-name="Standard">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Квадрат3" style:family="paragraph" style:parent-style-name="Standard">
      <style:paragraph-properties fo:text-align="justify" style:justify-single-word="false" fo:orphans="0" fo:widows="0" fo:hyphenation-ladder-count="no-limit" style:vertical-align="auto"/>
      <style:text-properties style:font-name="a_Timer" fo:font-family="a_Timer" style:font-family-generic="roman" style:font-pitch="variable" fo:language="en" fo:country="US" style:font-name-asian="a_Timer" style:font-family-asian="a_Timer" style:font-family-generic-asian="roman" style:font-pitch-asian="variable" style:language-asian="ru" style:country-asian="RU" style:font-name-complex="a_Timer" style:font-family-complex="a_Timer" style:font-family-generic-complex="roman" style:font-pitch-complex="variable" fo:hyphenate="false"/>
    </style:style>
    <style:style style:name="Обычный_20__2b__20_14_20_pt.по_20_ширине.Первая_20_строка_3a__20__20_0.97_20_см.Справа_3a__20__20_-1.25_20_см.Между..._20_..." style:display-name="Обычный + 14 pt.по ширине.Первая строка:  0.97 см.Справа:  -1.25 см.Между... ..." style:family="paragraph" style:parent-style-name="Квадрат3">
      <style:paragraph-properties fo:margin-left="0in" fo:margin-right="-0.4902in" fo:line-height="120%" fo:hyphenation-ladder-count="no-limit" fo:text-indent="0in" style:auto-text-indent="false"/>
      <style:text-properties fo:font-size="14pt" fo:language="ru" fo:country="RU" style:font-size-asian="14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Обычный_20__2b__20_14_20_pt" style:display-name="Обычный + 14 pt" style:family="paragraph" style:parent-style-name="Квадрат3">
      <style:paragraph-properties fo:margin-left="0in" fo:margin-right="-0.4902in" fo:line-height="120%" fo:hyphenation-ladder-count="no-limit" fo:text-indent="0in" style:auto-text-indent="false"/>
      <style:text-properties style:font-name="Times New Roman" fo:font-family="'Times New Roman'" style:font-family-generic="roman" style:font-pitch="variable" fo:font-size="14pt" fo:language="ru" fo:country="RU"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style:style>
    <style:style style:name="List_20_Heading" style:display-name="List Heading" style:family="paragraph" style:parent-style-name="Standard" style:next-style-name="List_20_Contents" style:class="html">
      <style:paragraph-properties fo:hyphenation-ladder-count="no-limit"/>
      <style:text-properties fo:hyphenate="false"/>
    </style:style>
    <style:style style:name="Основной_20_шрифт_20_абзаца" style:display-name="Основной шрифт абзаца"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0% 100%" style:font-name="Symbol" fo:font-family="Symbol" style:font-family-generic="roman" style:font-pitch="variable" style:font-charset="x-symbol" fo:font-size="12pt" fo:letter-spacing="normal" fo:font-style="normal" fo:font-weight="normal" style:font-name-asian="Symbol" style:font-family-asian="Symbol" style:font-family-generic-asian="roman" style:font-pitch-asian="variable" style:font-charset-asian="x-symbo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z0" style:family="text">
      <style:text-properties style:text-position="0% 100%" style:font-name="Symbol" fo:font-family="Symbol" style:font-family-generic="roman" style:font-pitch="variable" style:font-charset="x-symbol" fo:font-size="12pt" fo:letter-spacing="normal" fo:font-style="normal" fo:font-weight="normal" style:font-name-asian="Symbol" style:font-family-asian="Symbol" style:font-family-generic-asian="roman" style:font-pitch-asian="variable" style:font-charset-asian="x-symbo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1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name-asian="Cambria" style:font-family-asian="Cambria"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name-asian="Cambria" style:font-family-asian="Cambria"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name-asian="Cambria" style:font-family-asian="Cambria"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name-asian="Cambria" style:font-family-asian="Cambria"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name-asian="Calibri" style:font-family-asian="Calibri" style:font-family-generic-asian="swiss"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text-underline-mode="continuous" style:text-overline-mode="continuous" style:text-line-through-mode="continuous"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swiss"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name-asian="Times New Roman" style:font-family-asian="'Times New Roman'" style:font-family-generic-asian="roman" style:font-pitch-asian="variable"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swiss"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Calibri" style:font-family-complex="Calibri" style:font-family-generic-complex="swiss" style:font-pitch-complex="variable"/>
    </style:style>
    <style:style style:name="Текст_20_Знак" style:display-name="Текст Знак"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Стандартный_20_HTML_20_Знак" style:display-name="Стандартный HTML Знак" style:family="text">
      <style:text-properties style:font-name="Courier New" fo:font-family="'Courier New'" style:font-family-generic="modern" style:font-pitch="fixed" style:font-name-asian="Times New Roman" style:font-family-asian="'Times New Roman'" style:font-family-generic-asian="roman" style:font-pitch-asian="variable" style:font-name-complex="Courier New" style:font-family-complex="'Courier New'" style:font-family-generic-complex="modern" style:font-pitch-complex="fixed"/>
    </style:style>
    <style:style style:name="hljs-selector-clas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_5f_CharLFO2LVL1" style:display-name="WW_CharLFO2LVL1"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Emphasis" style:family="text">
      <style:text-properties fo:font-style="italic" style:font-style-asian="italic"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25in" fo:margin-left="0.565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25in" fo:margin-left="0.545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margin-left="0in" fo:margin-right="-0.0008in" fo:text-align="end" style:justify-single-word="false" fo:text-indent="0in" style:auto-text-indent="false"/>
    </style:style>
    <style:style style:name="MP2" style:family="paragraph" style:parent-style-name="Footer">
      <style:paragraph-properties fo:text-align="center" style:justify-single-word="false">
        <style:tab-stops>
          <style:tab-stop style:position="6.6937in" style:type="right"/>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2953in" fo:margin-bottom="0.4925in" fo:margin-left="1.1811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472in" fo:margin-left="0in" fo:margin-right="0in" fo:margin-bottom="0in" style:dynamic-spacing="true"/>
      </style:header-style>
      <style:footer-style>
        <style:header-footer-properties fo:min-height="0.2953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text:s text:c="5"/></text:p>
      </style:header>
      <style:footer>
        <text:p text:style-name="MP2"><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ПРОЕКТ ЛЭТИ</dc:title>
    <meta:initial-creator>SAP</meta:initial-creator>
    <meta:creation-date>2018-09-22T21:53:00Z</meta:creation-date>
    <dc:date>2020-05-08T19:43:45.088248943</dc:date>
    <meta:print-date>2015-07-17T12:06:00Z</meta:print-date>
    <meta:editing-cycles>59</meta:editing-cycles>
    <meta:editing-duration>PT14H19M38S</meta:editing-duration>
    <meta:document-statistic meta:table-count="1" meta:image-count="0" meta:object-count="0" meta:page-count="18" meta:paragraph-count="488" meta:word-count="2475" meta:character-count="19109" meta:non-whitespace-character-count="15640"/>
    <meta:template xlink:type="simple" xlink:actuate="onRequest" xlink:title="" xlink:href="Normal"/>
  </office:meta>
</office:document-meta>
</file>